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meta.xml" manifest:media-type="text/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settings.xml" manifest:media-type="text/xml"/>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tyle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
  <manifest:file-entry manifest:full-path="ObjectReplacements/Object 4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5/content.xml" manifest:media-type="text/xml"/>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svg:font-family="Helvetica" style:font-family-generic="roman"/>
    <style:font-face style:name="Liberation Mono" svg:font-family="'Liberation Mono'"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paragraph-rsid="0018071f"/>
    </style:style>
    <style:style style:name="P2" style:family="paragraph" style:parent-style-name="Standard">
      <style:text-properties officeooo:rsid="001bfcd1" officeooo:paragraph-rsid="001bfcd1"/>
    </style:style>
    <style:style style:name="P3" style:family="paragraph" style:parent-style-name="Standard">
      <style:text-properties officeooo:rsid="002efdbd" officeooo:paragraph-rsid="00353e4a"/>
    </style:style>
    <style:style style:name="P4" style:family="paragraph" style:parent-style-name="Standard">
      <style:text-properties officeooo:rsid="0030d1c2" officeooo:paragraph-rsid="00353e4a"/>
    </style:style>
    <style:style style:name="P5" style:family="paragraph" style:parent-style-name="Standard">
      <style:text-properties officeooo:rsid="003e1416" officeooo:paragraph-rsid="003e1416"/>
    </style:style>
    <style:style style:name="P6" style:family="paragraph" style:parent-style-name="Standard">
      <style:text-properties officeooo:rsid="003f0a79" officeooo:paragraph-rsid="003f0a79"/>
    </style:style>
    <style:style style:name="P7" style:family="paragraph" style:parent-style-name="Standard">
      <style:text-properties officeooo:rsid="0041997d" officeooo:paragraph-rsid="0041997d"/>
    </style:style>
    <style:style style:name="P8"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9"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6b5628"/>
    </style:style>
    <style:style style:name="P10"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18071f"/>
    </style:style>
    <style:style style:name="P11" style:family="paragraph" style:parent-style-name="Standard">
      <style:text-properties officeooo:rsid="001bfcd1" officeooo:paragraph-rsid="00204d4c"/>
    </style:style>
    <style:style style:name="P12" style:family="paragraph" style:parent-style-name="Standard">
      <style:text-properties officeooo:rsid="001bfcd1" officeooo:paragraph-rsid="006045ff"/>
    </style:style>
    <style:style style:name="P13" style:family="paragraph" style:parent-style-name="Standard">
      <style:text-properties officeooo:rsid="001bfcd1" officeooo:paragraph-rsid="001bfcd1"/>
    </style:style>
    <style:style style:name="P14"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Helvetica" fo:font-size="12pt" officeooo:rsid="0018071f" officeooo:paragraph-rsid="0018071f" style:font-size-asian="12pt"/>
    </style:style>
    <style:style style:name="P15" style:family="paragraph" style:parent-style-name="Standard">
      <style:text-properties officeooo:rsid="00204d4c" officeooo:paragraph-rsid="00204d4c"/>
    </style:style>
    <style:style style:name="P16" style:family="paragraph" style:parent-style-name="Standard">
      <style:text-properties officeooo:rsid="0021ecdc" officeooo:paragraph-rsid="0021ecdc"/>
    </style:style>
    <style:style style:name="P17" style:family="paragraph" style:parent-style-name="Standard">
      <style:text-properties officeooo:paragraph-rsid="0018071f"/>
    </style:style>
    <style:style style:name="P18" style:family="paragraph" style:parent-style-name="Standard">
      <style:text-properties officeooo:rsid="006c2df4" officeooo:paragraph-rsid="006c2df4"/>
    </style:style>
    <style:style style:name="P19" style:family="paragraph" style:parent-style-name="Standard" style:list-style-name="L1">
      <style:text-properties officeooo:rsid="006e073d" officeooo:paragraph-rsid="006e073d"/>
    </style:style>
    <style:style style:name="P20" style:family="paragraph" style:parent-style-name="Standard">
      <style:text-properties officeooo:rsid="006e9504" officeooo:paragraph-rsid="006e9504"/>
    </style:style>
    <style:style style:name="P21" style:family="paragraph" style:parent-style-name="Standard">
      <style:text-properties officeooo:rsid="00716650" officeooo:paragraph-rsid="00716650"/>
    </style:style>
    <style:style style:name="P22" style:family="paragraph" style:parent-style-name="Standard">
      <style:text-properties officeooo:rsid="0044e8ee" officeooo:paragraph-rsid="00734149"/>
    </style:style>
    <style:style style:name="P23" style:family="paragraph" style:parent-style-name="Standard">
      <style:text-properties officeooo:rsid="00734149" officeooo:paragraph-rsid="00734149"/>
    </style:style>
    <style:style style:name="P24" style:family="paragraph" style:parent-style-name="Standard">
      <style:text-properties officeooo:rsid="003f0a79" officeooo:paragraph-rsid="003f0a79"/>
    </style:style>
    <style:style style:name="P25" style:family="paragraph" style:parent-style-name="Standard">
      <style:text-properties officeooo:rsid="003f0a79" officeooo:paragraph-rsid="00752dac"/>
    </style:style>
    <style:style style:name="P26" style:family="paragraph" style:parent-style-name="Standard">
      <style:text-properties officeooo:rsid="00752dac" officeooo:paragraph-rsid="00752dac"/>
    </style:style>
    <style:style style:name="P27" style:family="paragraph" style:parent-style-name="Standard">
      <style:text-properties officeooo:rsid="004b2e3c" officeooo:paragraph-rsid="00752dac"/>
    </style:style>
    <style:style style:name="P28" style:family="paragraph" style:parent-style-name="Standard">
      <style:text-properties officeooo:rsid="007716c7" officeooo:paragraph-rsid="007716c7"/>
    </style:style>
    <style:style style:name="P29" style:family="paragraph" style:parent-style-name="Standard">
      <style:text-properties officeooo:rsid="00493537" officeooo:paragraph-rsid="00493537"/>
    </style:style>
    <style:style style:name="P30" style:family="paragraph" style:parent-style-name="Standard">
      <style:text-properties officeooo:rsid="0077da6c" officeooo:paragraph-rsid="0077da6c"/>
    </style:style>
    <style:style style:name="P31" style:family="paragraph" style:parent-style-name="Standard">
      <style:text-properties officeooo:rsid="00783fd5" officeooo:paragraph-rsid="00783fd5"/>
    </style:style>
    <style:style style:name="P32" style:family="paragraph" style:parent-style-name="Standard">
      <style:text-properties officeooo:rsid="00796e93" officeooo:paragraph-rsid="00796e93"/>
    </style:style>
    <style:style style:name="P33" style:family="paragraph" style:parent-style-name="Standard">
      <style:text-properties officeooo:rsid="00798fb9" officeooo:paragraph-rsid="00798fb9"/>
    </style:style>
    <style:style style:name="P34" style:family="paragraph" style:parent-style-name="Heading_20_1">
      <style:text-properties officeooo:paragraph-rsid="00798fb9"/>
    </style:style>
    <style:style style:name="T1" style:family="text">
      <style:text-properties fo:color="#000000" style:font-name="Helvetica" fo:font-size="12pt" style:font-size-asian="12pt"/>
    </style:style>
    <style:style style:name="T2" style:family="text">
      <style:text-properties fo:color="#000000" style:font-name="Helvetica" fo:font-size="12pt" officeooo:rsid="0018071f" style:font-size-asian="12pt"/>
    </style:style>
    <style:style style:name="T3" style:family="text">
      <style:text-properties fo:color="#000000" style:font-name="Helvetica" fo:font-size="12pt" officeooo:rsid="001bfcd1" style:font-size-asian="12pt"/>
    </style:style>
    <style:style style:name="T4" style:family="text">
      <style:text-properties fo:color="#000000" style:font-name="Helvetica" fo:font-size="12pt" officeooo:rsid="00204d4c" style:font-size-asian="12pt"/>
    </style:style>
    <style:style style:name="T5" style:family="text">
      <style:text-properties fo:color="#000000" style:font-name="Helvetica" fo:font-size="12pt" officeooo:rsid="0021ecdc" style:font-size-asian="12pt"/>
    </style:style>
    <style:style style:name="T6" style:family="text">
      <style:text-properties fo:color="#000000" style:font-name="Helvetica" fo:font-size="12pt" officeooo:rsid="006045ff" style:font-size-asian="12pt"/>
    </style:style>
    <style:style style:name="T7" style:family="text">
      <style:text-properties fo:color="#000000" style:font-name="Helvetica" fo:font-size="12pt" officeooo:rsid="006b5628" style:font-size-asian="12pt"/>
    </style:style>
    <style:style style:name="T8" style:family="text">
      <style:text-properties style:font-name="Liberation Mono" fo:font-size="11pt" fo:font-style="normal" fo:font-weight="normal" style:font-size-asian="11pt" style:font-style-asian="normal" style:font-weight-asian="normal"/>
    </style:style>
    <style:style style:name="T9" style:family="text">
      <style:text-properties officeooo:rsid="0018071f"/>
    </style:style>
    <style:style style:name="T10" style:family="text">
      <style:text-properties officeooo:rsid="001d713e"/>
    </style:style>
    <style:style style:name="T11" style:family="text">
      <style:text-properties officeooo:rsid="00204d4c"/>
    </style:style>
    <style:style style:name="T12" style:family="text">
      <style:text-properties officeooo:rsid="0021ecdc"/>
    </style:style>
    <style:style style:name="T13" style:family="text">
      <style:text-properties officeooo:rsid="0044e8ee"/>
    </style:style>
    <style:style style:name="T14" style:family="text">
      <style:text-properties officeooo:rsid="0046ccef"/>
    </style:style>
    <style:style style:name="T15" style:family="text">
      <style:text-properties officeooo:rsid="006045ff"/>
    </style:style>
    <style:style style:name="T16" style:family="text">
      <style:text-properties officeooo:rsid="006b5628"/>
    </style:style>
    <style:style style:name="T17" style:family="text">
      <style:text-properties officeooo:rsid="006e073d"/>
    </style:style>
    <style:style style:name="T18" style:family="text">
      <style:text-properties officeooo:rsid="006e9504"/>
    </style:style>
    <style:style style:name="T19" style:family="text">
      <style:text-properties officeooo:rsid="0071fdd1"/>
    </style:style>
    <style:style style:name="T20" style:family="text">
      <style:text-properties officeooo:rsid="0072024b"/>
    </style:style>
    <style:style style:name="T21" style:family="text">
      <style:text-properties officeooo:rsid="00734149"/>
    </style:style>
    <style:style style:name="T22" style:family="text">
      <style:text-properties officeooo:rsid="00752dac"/>
    </style:style>
    <style:style style:name="T23" style:family="text">
      <style:text-properties officeooo:rsid="007716c7"/>
    </style:style>
    <style:style style:name="T24" style:family="text">
      <style:text-properties officeooo:rsid="00783fd5"/>
    </style:style>
    <style:style style:name="T25" style:family="text">
      <style:text-properties officeooo:rsid="00798fb9"/>
    </style:style>
    <style:style style:name="T26" style:family="text">
      <style:text-properties officeooo:rsid="007a74d5"/>
    </style:style>
    <style:style style:name="T27" style:family="text">
      <style:text-properties officeooo:rsid="007c22e8"/>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Question 1</text:p>
      <text:p text:style-name="P8"><text:span text:style-name="T4">C</text:span><text:span text:style-name="T7">1</text:span><text:span text:style-name="T4"> : </text:span><text:span text:style-name="T1">Dans chaque salle à un moment donné, se déroule </text:span><text:span text:style-name="T6">au plus </text:span><text:span text:style-name="T1">un examen.</text:span></text:p>
      <text:p text:style-name="P8"><text:span text:style-name="T4">C</text:span><text:span text:style-name="T7">2</text:span><text:span text:style-name="T4"> : </text:span><text:span text:style-name="T1">Chaque examen se déroule dans une </text:span><text:span text:style-name="T5">seule </text:span><text:span text:style-name="T1">salle.</text:span></text:p>
      <text:p text:style-name="P9"><text:span text:style-name="T5">C</text:span><text:span text:style-name="T7">3</text:span><text:span text:style-name="T5"> : </text:span><text:span text:style-name="T1">Un examen se déroule exactement une fois.</text:span></text:p>
      <text:p text:style-name="P10"/>
      <text:p text:style-name="P9"><text:span text:style-name="T1">C</text:span><text:span text:style-name="T7">4</text:span><text:span text:style-name="T2"> : </text:span><text:span text:style-name="T1">Chaque salle, à chaque moment, ne peut pas contenir plus d’élèves que sa capacité.</text:span></text:p>
      <text:p text:style-name="P10"/>
      <text:p text:style-name="P14">C<text:span text:style-name="T16">5</text:span> : Chaque professeur à un moment donné, ne peut être qu’à un seul examen.</text:p>
      <text:p text:style-name="P8"><text:span text:style-name="T1">C</text:span><text:span text:style-name="T7">6</text:span><text:span text:style-name="T3"> : </text:span><text:span text:style-name="T1">Chaque étudiant à un moment donné, ne peut être qu’à un seul examen.</text:span></text:p>
      <text:p text:style-name="Heading_20_1">Question 2</text:p>
      <text:p text:style-name="P12"><text:span text:style-name="T15">C1 :</text:span><text:span text:style-name="T15"><draw:frame draw:style-name="fr1" draw:name="Object9" text:anchor-type="as-char" svg:y="-0.386cm" svg:width="5.808cm" svg:height="0.542cm" draw:z-index="13"><draw:object xlink:href="./Object 39" xlink:type="simple" xlink:show="embed" xlink:actuate="onLoad"/><draw:image xlink:href="./ObjectReplacements/Object 39" xlink:type="simple" xlink:show="embed" xlink:actuate="onLoad"/><svg:desc>formula</svg:desc></draw:frame></text:span><text:span text:style-name="T15">t.q.</text:span><text:span text:style-name="T15"><draw:frame draw:style-name="fr1" draw:name="Object4" text:anchor-type="as-char" svg:y="-0.386cm" svg:width="4.803cm" svg:height="0.542cm" draw:z-index="14"><draw:object xlink:href="./Object 40" xlink:type="simple" xlink:show="embed" xlink:actuate="onLoad"/><draw:image xlink:href="./ObjectReplacements/Object 40" xlink:type="simple" xlink:show="embed" xlink:actuate="onLoad"/><svg:desc>formula</svg:desc></draw:frame></text:span><text:span text:style-name="T15">=&gt;</text:span><text:span text:style-name="T15"><draw:frame draw:style-name="fr1" draw:name="Object7" text:anchor-type="as-char" svg:y="-0.377cm" svg:width="1.27cm" svg:height="0.531cm" draw:z-index="15"><draw:object xlink:href="./Object 41" xlink:type="simple" xlink:show="embed" xlink:actuate="onLoad"/><draw:image xlink:href="./ObjectReplacements/Object 41" xlink:type="simple" xlink:show="embed" xlink:actuate="onLoad"/><svg:desc>formula</svg:desc></draw:frame></text:span></text:p>
      <text:p text:style-name="P15">C<text:span text:style-name="T16">2</text:span> :<draw:frame draw:style-name="fr1" draw:name="Object12" text:anchor-type="as-char" svg:y="-0.386cm" svg:width="5.779cm" svg:height="0.542cm" draw:z-index="16"><draw:object xlink:href="./Object 42" xlink:type="simple" xlink:show="embed" xlink:actuate="onLoad"/><draw:image xlink:href="./ObjectReplacements/Object 42" xlink:type="simple" xlink:show="embed" xlink:actuate="onLoad"/><svg:desc>formula</svg:desc></draw:frame>t.q.<draw:frame draw:style-name="fr1" draw:name="Object14" text:anchor-type="as-char" svg:y="-0.386cm" svg:width="4.803cm" svg:height="0.542cm" draw:z-index="17"><draw:object xlink:href="./Object 43" xlink:type="simple" xlink:show="embed" xlink:actuate="onLoad"/><draw:image xlink:href="./ObjectReplacements/Object 43" xlink:type="simple" xlink:show="embed" xlink:actuate="onLoad"/><svg:desc>formula</svg:desc></draw:frame>=&gt;<draw:frame draw:style-name="fr1" draw:name="Object13" text:anchor-type="as-char" svg:y="-0.377cm" svg:width="1.439cm" svg:height="0.467cm" draw:z-index="18"><draw:object xlink:href="./Object 44" xlink:type="simple" xlink:show="embed" xlink:actuate="onLoad"/><draw:image xlink:href="./ObjectReplacements/Object 44" xlink:type="simple" xlink:show="embed" xlink:actuate="onLoad"/><svg:desc>formula</svg:desc></draw:frame></text:p>
      <text:p text:style-name="P16">C<text:span text:style-name="T16">3.1</text:span> :<text:span text:style-name="T11"><draw:frame draw:style-name="fr1" draw:name="Object15" text:anchor-type="as-char" svg:y="-0.386cm" svg:width="5.74cm" svg:height="0.542cm" draw:z-index="19"><draw:object xlink:href="./Object 45" xlink:type="simple" xlink:show="embed" xlink:actuate="onLoad"/><draw:image xlink:href="./ObjectReplacements/Object 45" xlink:type="simple" xlink:show="embed" xlink:actuate="onLoad"/><svg:desc>formula</svg:desc></draw:frame></text:span><text:span text:style-name="T11">t.q.</text:span><text:span text:style-name="T11"><draw:frame draw:style-name="fr1" draw:name="Object16" text:anchor-type="as-char" svg:y="-0.386cm" svg:width="5.059cm" svg:height="0.508cm" draw:z-index="20"><draw:object xlink:href="./Object 46" xlink:type="simple" xlink:show="embed" xlink:actuate="onLoad"/><draw:image xlink:href="./ObjectReplacements/Object 46" xlink:type="simple" xlink:show="embed" xlink:actuate="onLoad"/><svg:desc>formula</svg:desc></draw:frame></text:span><text:span text:style-name="T11">=&gt;</text:span><text:span text:style-name="T11"><draw:frame draw:style-name="fr1" draw:name="Object17" text:anchor-type="as-char" svg:y="-0.377cm" svg:width="1.362cm" svg:height="0.469cm" draw:z-index="21"><draw:object xlink:href="./Object 47" xlink:type="simple" xlink:show="embed" xlink:actuate="onLoad"/><draw:image xlink:href="./ObjectReplacements/Object 47" xlink:type="simple" xlink:show="embed" xlink:actuate="onLoad"/><svg:desc>formula</svg:desc></draw:frame></text:span></text:p>
      <text:p text:style-name="P18">C3.2 : <draw:frame draw:style-name="fr2" draw:name="Object39" text:anchor-type="as-char" svg:y="-0.386cm" svg:width="4.874cm" svg:height="0.508cm" draw:z-index="22"><draw:object xlink:href="./Object 3" xlink:type="simple" xlink:show="embed" xlink:actuate="onLoad"/><draw:image xlink:href="./ObjectReplacements/Object 3" xlink:type="simple" xlink:show="embed" xlink:actuate="onLoad"/></draw:frame>t.q. <draw:frame draw:style-name="fr2" draw:name="Object40" text:anchor-type="as-char" svg:y="-0.386cm" svg:width="2.203cm" svg:height="0.508cm" draw:z-index="23"><draw:object xlink:href="./Object 4" xlink:type="simple" xlink:show="embed" xlink:actuate="onLoad"/><draw:image xlink:href="./ObjectReplacements/Object 4" xlink:type="simple" xlink:show="embed" xlink:actuate="onLoad"/></draw:frame></text:p>
      <text:p text:style-name="P1"/>
      <text:p text:style-name="P1"><text:span text:style-name="T9">C4 :</text:span><draw:frame draw:style-name="fr1" draw:name="Object1" text:anchor-type="as-char" svg:y="-0.386cm" svg:width="6.585cm" svg:height="0.508cm" draw:z-index="0"><draw:object xlink:href="./Object 1" xlink:type="simple" xlink:show="embed" xlink:actuate="onLoad"/><draw:image xlink:href="./ObjectReplacements/Object 1" xlink:type="simple" xlink:show="embed" xlink:actuate="onLoad"/></draw:frame><text:span text:style-name="T8">t.q.</text:span><draw:frame draw:style-name="fr1" draw:name="Object2" text:anchor-type="as-char" svg:y="-0.386cm" svg:width="2.203cm" svg:height="0.508cm" draw:z-index="1"><draw:object xlink:href="./Object 2" xlink:type="simple" xlink:show="embed" xlink:actuate="onLoad"/><draw:image xlink:href="./ObjectReplacements/Object 2" xlink:type="simple" xlink:show="embed" xlink:actuate="onLoad"/></draw:frame><text:span text:style-name="T12">=&gt; </text:span><text:span text:style-name="T12"><draw:frame draw:style-name="fr1" draw:name="Object18" text:anchor-type="as-char" svg:y="-0.713cm" svg:width="2.575cm" svg:height="1.162cm" draw:z-index="4"><draw:object xlink:href="./Object 18" xlink:type="simple" xlink:show="embed" xlink:actuate="onLoad"/><draw:image xlink:href="./ObjectReplacements/Object 18" xlink:type="simple" xlink:show="embed" xlink:actuate="onLoad"/></draw:frame></text:span></text:p>
      <text:p text:style-name="P2"/>
      <text:p text:style-name="P2"><text:span text:style-name="T16">C5</text:span> :<draw:frame draw:style-name="fr1" draw:name="Object8" text:anchor-type="as-char" svg:y="-0.386cm" svg:width="5.897cm" svg:height="0.542cm" draw:z-index="2"><draw:object xlink:href="./Object 5" xlink:type="simple" xlink:show="embed" xlink:actuate="onLoad"/><draw:image xlink:href="./ObjectReplacements/Object 5" xlink:type="simple" xlink:show="embed" xlink:actuate="onLoad"/></draw:frame><text:span text:style-name="T10">t.q.</text:span><text:span text:style-name="T10"><draw:frame draw:style-name="fr1" draw:name="Object3" text:anchor-type="as-char" svg:y="-0.386cm" svg:width="8.675cm" svg:height="0.54cm" draw:z-index="3"><draw:object xlink:href="./Object 8" xlink:type="simple" xlink:show="embed" xlink:actuate="onLoad"/><draw:image xlink:href="./ObjectReplacements/Object 8" xlink:type="simple" xlink:show="embed" xlink:actuate="onLoad"/></draw:frame></text:span><text:span text:style-name="T10">=&gt; </text:span><text:span text:style-name="T10"><draw:frame draw:style-name="fr1" draw:name="Object5" text:anchor-type="as-char" svg:y="-0.377cm" svg:width="2.605cm" svg:height="0.531cm" draw:z-index="5"><draw:object xlink:href="./Object 6" xlink:type="simple" xlink:show="embed" xlink:actuate="onLoad"/><draw:image xlink:href="./ObjectReplacements/Object 6" xlink:type="simple" xlink:show="embed" xlink:actuate="onLoad"/></draw:frame></text:span></text:p>
      <text:p text:style-name="P11"><text:span text:style-name="T16">C6</text:span> :<draw:frame draw:style-name="fr1" draw:name="Object6" text:anchor-type="as-char" svg:y="-0.386cm" svg:width="5.95cm" svg:height="0.542cm" draw:z-index="6"><draw:object xlink:href="./Object 9" xlink:type="simple" xlink:show="embed" xlink:actuate="onLoad"/><draw:image xlink:href="./ObjectReplacements/Object 9" xlink:type="simple" xlink:show="embed" xlink:actuate="onLoad"/><svg:desc>formula</svg:desc></draw:frame><text:span text:style-name="T10">t.q.</text:span><text:span text:style-name="T10"><draw:frame draw:style-name="fr1" draw:name="Object10" text:anchor-type="as-char" svg:y="-0.386cm" svg:width="8.804cm" svg:height="0.542cm" draw:z-index="7"><draw:object xlink:href="./Object 10" xlink:type="simple" xlink:show="embed" xlink:actuate="onLoad"/><draw:image xlink:href="./ObjectReplacements/Object 10" xlink:type="simple" xlink:show="embed" xlink:actuate="onLoad"/><svg:desc>formula</svg:desc></draw:frame></text:span><text:span text:style-name="T10">=&gt; </text:span><text:span text:style-name="T10"><draw:frame draw:style-name="fr1" draw:name="Object11" text:anchor-type="as-char" svg:y="-0.377cm" svg:width="2.605cm" svg:height="0.531cm" draw:z-index="8"><draw:object xlink:href="./Object 11" xlink:type="simple" xlink:show="embed" xlink:actuate="onLoad"/><draw:image xlink:href="./ObjectReplacements/Object 11" xlink:type="simple" xlink:show="embed" xlink:actuate="onLoad"/><svg:desc>formula</svg:desc></draw:frame></text:span></text:p>
      <text:p text:style-name="Heading_20_1">Question 3</text:p>
      <text:p text:style-name="P18">Les contraintes C1, C2 et C3.1 sont en fait des contraintes d'unicité. On veut en fait que chaque examen ne se déroule au plus un fois que ce soit dans le temps ou l'espace. Pour ce faire on va définir la contrainte grâce à une implication. P<text:span text:style-name="T17">artons d'un exemple simple :</text:span></text:p>
      <text:list xml:id="list5787420400671184717" text:style-name="L1">
        <text:list-item>
          <text:p text:style-name="P19">2 Salles</text:p>
        </text:list-item>
        <text:list-item>
          <text:p text:style-name="P19">2 Examens</text:p>
        </text:list-item>
        <text:list-item>
          <text:p text:style-name="P19"><text:span text:style-name="T18">2</text:span> Périodes</text:p>
        </text:list-item>
      </text:list>
      <text:p text:style-name="P20">Qui peut être modéliser à l'aide d'un cube 2x2x2 de proposition. On a :</text:p>
      <text:p text:style-name="P3"><draw:frame draw:style-name="fr2" draw:name="Object20" text:anchor-type="as-char" svg:y="-0.377cm" svg:width="0.977cm" svg:height="0.531cm" draw:z-index="24"><draw:object xlink:href="./Object 7" xlink:type="simple" xlink:show="embed" xlink:actuate="onLoad"/><draw:image xlink:href="./ObjectReplacements/Object 7" xlink:type="simple" xlink:show="embed" xlink:actuate="onLoad"/></draw:frame>=&gt;<draw:frame draw:style-name="fr2" draw:name="Object21" text:anchor-type="as-char" svg:y="-0.377cm" svg:width="4.046cm" svg:height="0.531cm" draw:z-index="25"><draw:object xlink:href="./Object 12" xlink:type="simple" xlink:show="embed" xlink:actuate="onLoad"/><draw:image xlink:href="./ObjectReplacements/Object 12" xlink:type="simple" xlink:show="embed" xlink:actuate="onLoad"/></draw:frame></text:p>
      <text:p text:style-name="P3"><draw:frame draw:style-name="fr2" draw:name="Object41" text:anchor-type="as-char" svg:y="-0.386cm" svg:width="5.761cm" svg:height="0.542cm" draw:z-index="26"><draw:object xlink:href="./Object 13" xlink:type="simple" xlink:show="embed" xlink:actuate="onLoad"/><draw:image xlink:href="./ObjectReplacements/Object 13" xlink:type="simple" xlink:show="embed" xlink:actuate="onLoad"/></draw:frame></text:p>
      <text:p text:style-name="P3"><draw:frame draw:style-name="fr2" draw:name="Object42" text:anchor-type="as-char" svg:y="-0.386cm" svg:width="9.163cm" svg:height="0.542cm" draw:z-index="27"><draw:object xlink:href="./Object 14" xlink:type="simple" xlink:show="embed" xlink:actuate="onLoad"/><draw:image xlink:href="./ObjectReplacements/Object 14" xlink:type="simple" xlink:show="embed" xlink:actuate="onLoad"/><svg:desc>formula</svg:desc></draw:frame></text:p>
      <text:p text:style-name="P4"><text:span text:style-name="T18">il faut, en fait, étendre cela à chaque proposition :</text:span></text:p>
      <text:p text:style-name="P4"><draw:frame draw:style-name="fr1" draw:name="Object22" text:anchor-type="as-char" svg:y="-0.437cm" svg:width="14.116cm" svg:height="0.593cm" draw:z-index="9"><draw:object xlink:href="./Object 22" xlink:type="simple" xlink:show="embed" xlink:actuate="onLoad"/><draw:image xlink:href="./ObjectReplacements/Object 22" xlink:type="simple" xlink:show="embed" xlink:actuate="onLoad"/><svg:desc>formula</svg:desc></draw:frame></text:p>
      <text:p text:style-name="P21"/>
      <text:p text:style-name="P21">La contrainte C3.2 est une contrainte d'existence. On veut que chaque examen soit planifier au moins une fois. Repartons de notre exemple, pour l'examen 0 on a :</text:p>
      <text:p text:style-name="P21"><draw:frame draw:style-name="fr2" draw:name="Object19" text:anchor-type="as-char" svg:y="-0.377cm" svg:width="4.359cm" svg:height="0.531cm" draw:z-index="28"><draw:object xlink:href="./Object 15" xlink:type="simple" xlink:show="embed" xlink:actuate="onLoad"/><draw:image xlink:href="./ObjectReplacements/Object 15" xlink:type="simple" xlink:show="embed" xlink:actuate="onLoad"/></draw:frame></text:p>
      <text:p text:style-name="P21">on doit étendre la formule à chaque examen de cette manière :</text:p>
      <text:p text:style-name="P4"><draw:frame draw:style-name="fr1" draw:name="Object23" text:anchor-type="as-char" svg:y="-0.437cm" svg:width="3.022cm" svg:height="0.593cm" draw:z-index="10"><draw:object xlink:href="./Object 23" xlink:type="simple" xlink:show="embed" xlink:actuate="onLoad"/><draw:image xlink:href="./ObjectReplacements/Object 23" xlink:type="simple" xlink:show="embed" xlink:actuate="onLoad"/></draw:frame></text:p>
      <text:p text:style-name="P4"/>
      <text:p text:style-name="P5">P<text:span text:style-name="T19">our la contrainte C4 on introduit</text:span> <text:span text:style-name="T19">une fonction v qui renvoie</text:span> le nombre d'étudiant <text:span text:style-name="T19">en fonction d'un</text:span> examen. <text:span text:style-name="T20">Ce qu'on va faire ici c'est interdit l'utilisation des salles trop petites pour un examen en forçant les propositions à être fausse si c'est le cas pour la salle s et l'examen x.</text:span></text:p>
      <text:p text:style-name="P5"><draw:frame draw:style-name="fr1" draw:name="Object25" text:anchor-type="as-char" svg:y="-0.437cm" svg:width="6.001cm" svg:height="0.593cm" draw:z-index="29"><draw:object xlink:href="./Object 25" xlink:type="simple" xlink:show="embed" xlink:actuate="onLoad"/><draw:image xlink:href="./ObjectReplacements/Object 25" xlink:type="simple" xlink:show="embed" xlink:actuate="onLoad"/></draw:frame></text:p>
      <text:p text:style-name="P7"><text:soft-page-break/><text:span text:style-name="T20">Pour la contrainte C5, ce que l'on veut exprimer c'est que </text:span>si <text:span text:style-name="T21">un étudiant à plus de deux examens à passer alors chaque paire x et y d'examens ne peuvent pas être programmés en même temps. Nous partons à nouveau de l'implication que si</text:span> l'examen x a lieu au moment t et en s alors l'examen <text:span text:style-name="T13">y</text:span> n'a pas lieu en t dans n'importe quelle salle. <text:span text:style-name="T21">C'est-à-dire :</text:span></text:p>
      <text:p text:style-name="P22"><draw:frame draw:style-name="fr1" draw:name="Object27" text:anchor-type="as-char" svg:y="-0.377cm" svg:width="1.039cm" svg:height="0.531cm" draw:z-index="30"><draw:object xlink:href="./Object 27" xlink:type="simple" xlink:show="embed" xlink:actuate="onLoad"/><draw:image xlink:href="./ObjectReplacements/Object 27" xlink:type="simple" xlink:show="embed" xlink:actuate="onLoad"/></draw:frame>=&gt; <draw:frame draw:style-name="fr1" draw:name="Object28" text:anchor-type="as-char" svg:y="-0.437cm" svg:width="2.032cm" svg:height="0.593cm" draw:z-index="31"><draw:object xlink:href="./Object 28" xlink:type="simple" xlink:show="embed" xlink:actuate="onLoad"/><draw:image xlink:href="./ObjectReplacements/Object 28" xlink:type="simple" xlink:show="embed" xlink:actuate="onLoad"/></draw:frame> </text:p>
      <text:p text:style-name="P22"><text:span text:style-name="T14"><draw:frame draw:style-name="fr1" draw:name="Object29" text:anchor-type="as-char" svg:y="-0.437cm" svg:width="3.806cm" svg:height="0.593cm" draw:z-index="32"><draw:object xlink:href="./Object 16" xlink:type="simple" xlink:show="embed" xlink:actuate="onLoad"/><draw:image xlink:href="./ObjectReplacements/Object 16" xlink:type="simple" xlink:show="embed" xlink:actuate="onLoad"/></draw:frame></text:span></text:p>
      <text:p text:style-name="P22"><text:span text:style-name="T14"><draw:frame draw:style-name="fr1" draw:name="Object30" text:anchor-type="as-char" svg:y="-0.437cm" svg:width="3.496cm" svg:height="0.593cm" draw:z-index="11"><draw:object xlink:href="./Object 30" xlink:type="simple" xlink:show="embed" xlink:actuate="onLoad"/><draw:image xlink:href="./ObjectReplacements/Object 30" xlink:type="simple" xlink:show="embed" xlink:actuate="onLoad"/><svg:desc>formula</svg:desc></draw:frame></text:span></text:p>
      <text:p text:style-name="P23">on étend la formule à chaque paire d'examen de chaque étudiant :</text:p>
      <text:p text:style-name="P6"><draw:frame draw:style-name="fr1" draw:name="Object26" text:anchor-type="as-char" svg:y="-0.443cm" svg:width="6.934cm" svg:height="0.596cm" draw:z-index="12"><draw:object xlink:href="./Object 26" xlink:type="simple" xlink:show="embed" xlink:actuate="onLoad"/><draw:image xlink:href="./ObjectReplacements/Object 26" xlink:type="simple" xlink:show="embed" xlink:actuate="onLoad"/></draw:frame></text:p>
      <text:p text:style-name="P6"/>
      <text:p text:style-name="P23">Pour la contrainte C6 on a le même résonnement mais on l'applique aux examens des professeurs :</text:p>
      <text:p text:style-name="P23"><draw:frame draw:style-name="fr1" draw:name="Object24" text:anchor-type="as-char" svg:y="-0.443cm" svg:width="6.964cm" svg:height="0.596cm" draw:z-index="33"><draw:object xlink:href="./Object 17" xlink:type="simple" xlink:show="embed" xlink:actuate="onLoad"/><draw:image xlink:href="./ObjectReplacements/Object 17" xlink:type="simple" xlink:show="embed" xlink:actuate="onLoad"/><svg:desc>formula</svg:desc></draw:frame></text:p>
      <text:p text:style-name="Heading_20_1">Question 5</text:p>
      <text:p text:style-name="P27"><text:span text:style-name="T22">On introduit le fait qu'un examen peut durer plusieurs périodes d'affilée. Notre première approche a été de se dire, il suffit de dire citer toutes les possibilités, repartons de l'exemple et disons que chaque examen dure 2 périodes, on aurait :</text:span></text:p>
      <text:p text:style-name="P27"><draw:frame draw:style-name="fr2" draw:name="Object43" text:anchor-type="as-char" svg:y="-0.386cm" svg:width="4.972cm" svg:height="0.54cm" draw:z-index="34"><draw:object xlink:href="./Object 19" xlink:type="simple" xlink:show="embed" xlink:actuate="onLoad"/><draw:image xlink:href="./ObjectReplacements/Object 19" xlink:type="simple" xlink:show="embed" xlink:actuate="onLoad"/></draw:frame></text:p>
      <text:p text:style-name="P26">mais cela nous donne une FND et pas une FNC. Ils faudrait soit distribuer, soit introduire de nouvelles propositions mais ces solutions sont complexes à mettre en oeuvre.</text:p>
      <text:p text:style-name="P26">Ce qu'on va faire c'est qu'on va garder <text:span text:style-name="T24">les contrainte C1,C2, C3.1 et C3.2</text:span> mais on va introduire une contrainte supplémentaire qui va forcer qu'un examen de n périodes <text:span text:style-name="T24">doit avoir</text:span> n périodes libres après son commencement. <text:span text:style-name="T23">Repartons de l'exemple, on a :</text:span></text:p>
      <text:p text:style-name="P25"><draw:frame draw:style-name="fr2" draw:name="Object44" text:anchor-type="as-char" svg:y="-0.377cm" svg:width="0.977cm" svg:height="0.531cm" draw:z-index="35"><draw:object xlink:href="./Object 20" xlink:type="simple" xlink:show="embed" xlink:actuate="onLoad"/><draw:image xlink:href="./ObjectReplacements/Object 20" xlink:type="simple" xlink:show="embed" xlink:actuate="onLoad"/></draw:frame>=<text:span text:style-name="T23">&gt; </text:span><text:span text:style-name="T23"><draw:frame draw:style-name="fr2" draw:name="Object45" text:anchor-type="as-char" svg:y="-0.377cm" svg:width="1.251cm" svg:height="0.531cm" draw:z-index="36"><draw:object xlink:href="./Object 21" xlink:type="simple" xlink:show="embed" xlink:actuate="onLoad"/><draw:image xlink:href="./ObjectReplacements/Object 21" xlink:type="simple" xlink:show="embed" xlink:actuate="onLoad"/></draw:frame></text:span></text:p>
      <text:p text:style-name="P25"><draw:frame draw:style-name="fr2" draw:name="Object46" text:anchor-type="as-char" svg:y="-0.377cm" svg:width="2.651cm" svg:height="0.531cm" draw:z-index="37"><draw:object xlink:href="./Object 24" xlink:type="simple" xlink:show="embed" xlink:actuate="onLoad"/><draw:image xlink:href="./ObjectReplacements/Object 24" xlink:type="simple" xlink:show="embed" xlink:actuate="onLoad"/></draw:frame></text:p>
      <text:p text:style-name="P28">on étend à des durées plus longues :</text:p>
      <text:p text:style-name="P28"><draw:frame draw:style-name="fr2" draw:name="Object47" text:anchor-type="as-char" svg:y="-0.443cm" svg:width="4.429cm" svg:height="0.596cm" draw:z-index="38"><draw:object xlink:href="./Object 29" xlink:type="simple" xlink:show="embed" xlink:actuate="onLoad"/><draw:image xlink:href="./ObjectReplacements/Object 29" xlink:type="simple" xlink:show="embed" xlink:actuate="onLoad"/><svg:desc>formula</svg:desc></draw:frame></text:p>
      <text:p text:style-name="P28"><draw:frame draw:style-name="fr2" draw:name="Object48" text:anchor-type="as-char" svg:y="-0.443cm" svg:width="4.119cm" svg:height="0.596cm" draw:z-index="39"><draw:object xlink:href="./Object 48" xlink:type="simple" xlink:show="embed" xlink:actuate="onLoad"/><draw:image xlink:href="./ObjectReplacements/Object 48" xlink:type="simple" xlink:show="embed" xlink:actuate="onLoad"/><svg:desc>formula</svg:desc></draw:frame></text:p>
      <text:p text:style-name="P30">on étend à tous les examens :</text:p>
      <text:p text:style-name="P30"><draw:frame draw:style-name="fr2" draw:name="Object49" text:anchor-type="as-char" svg:y="-0.443cm" svg:width="6.809cm" svg:height="0.596cm" draw:z-index="40"><draw:object xlink:href="./Object 49" xlink:type="simple" xlink:show="embed" xlink:actuate="onLoad"/><draw:image xlink:href="./ObjectReplacements/Object 49" xlink:type="simple" xlink:show="embed" xlink:actuate="onLoad"/><svg:desc>formula</svg:desc></draw:frame></text:p>
      <text:p text:style-name="P30">on prend les périodes de 0 à T-d(x) il faut encore considérer les cas de T-d(x)+1 à T, on va simplement interdire la programmation d'examen dans cet intervalle parce qu'ils sortiraient des borne des périodes fixées :</text:p>
      <text:p text:style-name="P29"><draw:frame draw:style-name="fr2" draw:name="Object50" text:anchor-type="as-char" svg:y="-0.437cm" svg:width="4.299cm" svg:height="0.614cm" draw:z-index="41"><draw:object xlink:href="./Object 50" xlink:type="simple" xlink:show="embed" xlink:actuate="onLoad"/><draw:image xlink:href="./ObjectReplacements/Object 50" xlink:type="simple" xlink:show="embed" xlink:actuate="onLoad"/></draw:frame></text:p>
      <text:p text:style-name="P29"/>
      <text:p text:style-name="P30">La contrainte C4 reste la même. Par contre les contraintes C5 et C6 deviennent :</text:p>
      <text:p text:style-name="P30"><draw:frame draw:style-name="fr1" draw:name="Object51" text:anchor-type="as-char" svg:y="-0.443cm" svg:width="8.92cm" svg:height="0.619cm" draw:z-index="42"><draw:object xlink:href="./Object 51" xlink:type="simple" xlink:show="embed" xlink:actuate="onLoad"/><draw:image xlink:href="./ObjectReplacements/Object 51" xlink:type="simple" xlink:show="embed" xlink:actuate="onLoad"/><svg:desc>formula</svg:desc></draw:frame></text:p>
      <text:p text:style-name="P30"><draw:frame draw:style-name="fr1" draw:name="Object52" text:anchor-type="as-char" svg:y="-0.443cm" svg:width="8.952cm" svg:height="0.619cm" draw:z-index="43"><draw:object xlink:href="./Object 52" xlink:type="simple" xlink:show="embed" xlink:actuate="onLoad"/><draw:image xlink:href="./ObjectReplacements/Object 52" xlink:type="simple" xlink:show="embed" xlink:actuate="onLoad"/><svg:desc>formula</svg:desc></draw:frame></text:p>
      <text:p text:style-name="Heading_20_1">Question 6</text:p>
      <text:p text:style-name="P31">Pour résoudre ce problème on va interdire la programmation pendant cet intervalle de temps et avant cet intervalle pour les examens qui pourraient déborder sur cet intervalle :</text:p>
      <text:p text:style-name="P31"><draw:frame draw:style-name="fr2" draw:name="Object53" text:anchor-type="as-char" svg:y="-0.48cm" svg:width="4.486cm" svg:height="0.707cm" draw:z-index="44"><draw:object xlink:href="./Object 53" xlink:type="simple" xlink:show="embed" xlink:actuate="onLoad"/><draw:image xlink:href="./ObjectReplacements/Object 53" xlink:type="simple" xlink:show="embed" xlink:actuate="onLoad"/></draw:frame></text:p>
      <text:p text:style-name="P31"><draw:frame draw:style-name="fr2" draw:name="Object54" text:anchor-type="as-char" svg:y="-0.445cm" svg:width="5.479cm" svg:height="0.67cm" draw:z-index="45"><draw:object xlink:href="./Object 54" xlink:type="simple" xlink:show="embed" xlink:actuate="onLoad"/><draw:image xlink:href="./ObjectReplacements/Object 54" xlink:type="simple" xlink:show="embed" xlink:actuate="onLoad"/><svg:desc>formula</svg:desc></draw:frame></text:p>
      <text:p text:style-name="P32">ce qui équivaut à :</text:p>
      <text:p text:style-name="P32"><draw:frame draw:style-name="fr2" draw:name="Object55" text:anchor-type="as-char" svg:y="-0.48cm" svg:width="5.479cm" svg:height="0.707cm" draw:z-index="46"><draw:object xlink:href="./Object 55" xlink:type="simple" xlink:show="embed" xlink:actuate="onLoad"/><draw:image xlink:href="./ObjectReplacements/Object 55" xlink:type="simple" xlink:show="embed" xlink:actuate="onLoad"/></draw:frame></text:p>
      <text:p text:style-name="Heading_20_1"><text:soft-page-break/>Question 7</text:p>
      <text:p text:style-name="P29"/>
      <text:p text:style-name="Heading_20_1">Question 8</text:p>
      <text:p text:style-name="P34">Question <text:span text:style-name="T25">9</text:span></text:p>
      <text:p text:style-name="P33">La résolution de ce problème consiste en l'interdiction, pour chaque paire <text:span text:style-name="T27">d'</text:span>examens x et y d'un étudiant, de la programmation de l'examen y juste après l'examen x dans une autre salle que celle <text:span text:style-name="T26">utilisé pour</text:span> x. Cela se traduit par :</text:p>
      <text:p text:style-name="P33"><draw:frame draw:style-name="fr2" draw:name="Object31" text:anchor-type="as-char" svg:y="-0.443cm" svg:width="7.908cm" svg:height="0.619cm" draw:z-index="47"><draw:object xlink:href="./Object 31" xlink:type="simple" xlink:show="embed" xlink:actuate="onLoad"/><draw:image xlink:href="./ObjectReplacements/Object 3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svg:font-family="Helvetica" style:font-family-generic="roman"/>
    <style:font-face style:name="Liberation Mono" svg:font-family="'Liberation Mono'"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47cm" style:writing-mode="lr-tb"/>
      <style:text-properties style:use-window-font-color="true" style:font-name="Liberation Serif" fo:font-size="12pt" fo:language="fr" fo:country="B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style style:name="Heading_20_1" style:display-name="Heading 1"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7T14:15:25.501991000</meta:creation-date>
    <dc:date>2015-05-17T14:52:26.484783000</dc:date>
    <meta:editing-duration>P3DT7H29M9S</meta:editing-duration>
    <meta:editing-cycles>14</meta:editing-cycles>
    <meta:generator>LibreOffice/4.2.6.3$MacOSX_x86 LibreOffice_project/3fd416d4c6db7d3204c17ce57a1d70f6e531ee21</meta:generator>
    <meta:document-statistic meta:table-count="0" meta:image-count="0" meta:object-count="48" meta:page-count="3" meta:paragraph-count="68" meta:word-count="639" meta:character-count="3465" meta:non-whitespace-character-count="2868"/>
  </office:meta>
</office:document-meta>
</file>

<file path=Object 1/content.xml><?xml version="1.0" encoding="utf-8"?>
<math xmlns="http://www.w3.org/1998/Math/MathML" display="block">
  <semantics>
    <mrow>
      <mo stretchy="false">∀</mo>
      <mrow>
        <mi>x</mi>
        <mo stretchy="false">∈</mo>
        <mi>X</mi>
      </mrow>
      <mi>,</mi>
      <mo stretchy="false">∀</mo>
      <mrow>
        <mi>s</mi>
        <mo stretchy="false">∈</mo>
        <mi>S</mi>
      </mrow>
      <mi>,</mi>
      <mo stretchy="false">∀</mo>
      <mrow>
        <mi>t</mi>
        <mo stretchy="false">∈</mo>
        <mrow>
          <mo fence="true" stretchy="false">(</mo>
          <mrow>
            <mrow>
              <mn>1.</mn>
              <mn>.</mn>
              <mi>T</mi>
            </mrow>
          </mrow>
          <mo fence="true" stretchy="false">)</mo>
        </mrow>
      </mrow>
      <mi>,</mi>
      <mo stretchy="false">∀</mo>
      <mrow>
        <mi>e</mi>
        <mo stretchy="false">∈</mo>
        <mi>E</mi>
      </mrow>
    </mrow>
    <annotation encoding="StarMath 5.0"> forall x in X,forall s in S, forall t in (1..T), forall e in E</annotation>
  </semantics>
</math>
</file>

<file path=Object 10/content.xml><?xml version="1.0" encoding="utf-8"?>
<math xmlns="http://www.w3.org/1998/Math/MathML" display="block">
  <semantics>
    <mrow>
      <mrow>
        <msub>
          <mi>x</mi>
          <mn>1</mn>
        </msub>
        <mo stretchy="false">∈</mo>
        <mi>b</mi>
      </mrow>
      <mrow>
        <mrow>
          <mrow>
            <mo fence="true" stretchy="false">(</mo>
            <mrow>
              <mi>p</mi>
            </mrow>
            <mo fence="true" stretchy="false">)</mo>
          </mrow>
          <mo stretchy="false">∧</mo>
          <msub>
            <mi>x</mi>
            <mn>2</mn>
          </msub>
        </mrow>
        <mo stretchy="false">∈</mo>
        <mi>b</mi>
      </mrow>
      <mrow>
        <mrow>
          <mo fence="true" stretchy="false">(</mo>
          <mrow>
            <mi>p</mi>
          </mrow>
          <mo fence="true" stretchy="false">)</mo>
        </mrow>
        <mo stretchy="false">∧</mo>
        <mi>μ</mi>
      </mrow>
      <mrow>
        <mrow>
          <mo fence="true" stretchy="false">(</mo>
          <mrow>
            <msub>
              <mi>x</mi>
              <mn>1</mn>
            </msub>
          </mrow>
          <mo fence="true" stretchy="false">)</mo>
        </mrow>
        <mo stretchy="false">=</mo>
        <mrow>
          <mrow>
            <mo fence="true" stretchy="false">(</mo>
            <mrow>
              <mrow>
                <msub>
                  <mi>s</mi>
                  <mn>1</mn>
                </msub>
                <mi>,</mi>
                <mi>t</mi>
              </mrow>
            </mrow>
            <mo fence="true" stretchy="false">)</mo>
          </mrow>
          <mo stretchy="false">∧</mo>
          <mi>μ</mi>
        </mrow>
      </mrow>
      <mrow>
        <mrow>
          <mo fence="true" stretchy="false">(</mo>
          <mrow>
            <msub>
              <mi>x</mi>
              <mn>2</mn>
            </msub>
          </mrow>
          <mo fence="true" stretchy="false">)</mo>
        </mrow>
        <mo stretchy="false">=</mo>
        <mrow>
          <mo fence="true" stretchy="false">(</mo>
          <mrow>
            <mrow>
              <msub>
                <mi>s</mi>
                <mn>2</mn>
              </msub>
              <mi>,</mi>
              <mi>t</mi>
            </mrow>
          </mrow>
          <mo fence="true" stretchy="false">)</mo>
        </mrow>
      </mrow>
    </mrow>
    <annotation encoding="StarMath 5.0">x_1 in b( p ) and x_2 in b( p ) and μ( x_1 )=( s_1 ,t ) and μ( x_2 )=( s_2 ,t )</annotation>
  </semantics>
</math>
</file>

<file path=Object 11/content.xml><?xml version="1.0" encoding="utf-8"?>
<math xmlns="http://www.w3.org/1998/Math/MathML" display="block">
  <semantics>
    <mrow>
      <msub>
        <mi>x</mi>
        <mn>1</mn>
      </msub>
      <mo stretchy="false">=</mo>
      <mrow>
        <msub>
          <mi>x</mi>
          <mn>2</mn>
        </msub>
        <mo stretchy="false">∧</mo>
        <msub>
          <mi>s</mi>
          <mn>1</mn>
        </msub>
      </mrow>
      <mo stretchy="false">=</mo>
      <msub>
        <mi>s</mi>
        <mn>2</mn>
      </msub>
    </mrow>
    <annotation encoding="StarMath 5.0">x_{1} = x_{2} and s_{1} = s_{2}</annotation>
  </semantics>
</math>
</file>

<file path=Object 12/content.xml><?xml version="1.0" encoding="utf-8"?>
<math xmlns="http://www.w3.org/1998/Math/MathML" display="block">
  <semantics>
    <mrow>
      <mrow>
        <mo stretchy="false">¬</mo>
        <msub>
          <mi>p</mi>
          <mn>1,0,0</mn>
        </msub>
      </mrow>
      <mo stretchy="false">∧</mo>
      <mrow>
        <mo stretchy="false">¬</mo>
        <msub>
          <mi>p</mi>
          <mn>0,1,0</mn>
        </msub>
      </mrow>
      <mo stretchy="false">∧</mo>
      <mrow>
        <mo stretchy="false">¬</mo>
        <msub>
          <mi>p</mi>
          <mn>0,0,1</mn>
        </msub>
      </mrow>
    </mrow>
    <annotation encoding="StarMath 5.0">neg p_{ 1,0,0 } and neg p_{ 0,1,0 } and neg p_{ 0,0,1 }</annotation>
  </semantics>
</math>
</file>

<file path=Object 13/content.xml><?xml version="1.0" encoding="utf-8"?>
<math xmlns="http://www.w3.org/1998/Math/MathML" display="block">
  <semantics>
    <mrow>
      <mrow>
        <mo stretchy="false">¬</mo>
        <msub>
          <mi>p</mi>
          <mn>0,0,0</mn>
        </msub>
      </mrow>
      <mo stretchy="false">∨</mo>
      <mrow>
        <mo fence="true" stretchy="false">(</mo>
        <mrow>
          <mrow>
            <mrow>
              <mo stretchy="false">¬</mo>
              <msub>
                <mi>p</mi>
                <mn>1,0,0</mn>
              </msub>
            </mrow>
            <mo stretchy="false">∧</mo>
            <mrow>
              <mo stretchy="false">¬</mo>
              <msub>
                <mi>p</mi>
                <mn>0,1,0</mn>
              </msub>
            </mrow>
            <mo stretchy="false">∧</mo>
            <mrow>
              <mo stretchy="false">¬</mo>
              <msub>
                <mi>p</mi>
                <mn>0,0,1</mn>
              </msub>
            </mrow>
          </mrow>
        </mrow>
        <mo fence="true" stretchy="false">)</mo>
      </mrow>
    </mrow>
    <annotation encoding="StarMath 5.0">neg p_{0,0,0} or ( neg p_{1,0,0} and neg p_{0,1,0} and neg p_{0,0,1} )</annotation>
  </semantics>
</math>
</file>

<file path=Object 14/content.xml><?xml version="1.0" encoding="utf-8"?>
<math xmlns="http://www.w3.org/1998/Math/MathML" display="block">
  <semantics>
    <mrow>
      <mrow>
        <mo stretchy="false">¬</mo>
        <msub>
          <mi>p</mi>
          <mn>0,0,0</mn>
        </msub>
      </mrow>
      <mo stretchy="false">∨</mo>
      <mrow>
        <mo fence="true" stretchy="false">(</mo>
        <mrow>
          <mrow>
            <mrow>
              <mo stretchy="false">¬</mo>
              <msub>
                <mi>p</mi>
                <mn>1,0,0</mn>
              </msub>
            </mrow>
            <mo stretchy="false">∧</mo>
            <mrow>
              <mo stretchy="false">¬</mo>
              <msub>
                <mi>p</mi>
                <mn>0,1,0</mn>
              </msub>
            </mrow>
            <mo stretchy="false">∧</mo>
            <mrow>
              <mo stretchy="false">¬</mo>
              <msub>
                <mi>p</mi>
                <mn>0,0,1</mn>
              </msub>
            </mrow>
          </mrow>
        </mrow>
        <mo fence="true" stretchy="false">)</mo>
      </mrow>
    </mrow>
    <annotation encoding="StarMath 5.0">neg p_{0,0,0} or ( neg p_{1,0,0} and neg p_{0,1,0} and neg p_{0,0,1} )</annotation>
  </semantics>
</math>
</file>

<file path=Object 15/content.xml><?xml version="1.0" encoding="utf-8"?>
<math xmlns="http://www.w3.org/1998/Math/MathML" display="block">
  <semantics>
    <mrow>
      <msub>
        <mi>p</mi>
        <mn>0,0,0</mn>
      </msub>
      <mo stretchy="false">∨</mo>
      <msub>
        <mi>p</mi>
        <mn>0,1,0</mn>
      </msub>
      <mo stretchy="false">∨</mo>
      <msub>
        <mi>p</mi>
        <mn>0,0,1</mn>
      </msub>
      <mo stretchy="false">∨</mo>
      <msub>
        <mi>p</mi>
        <mn>0,1,1</mn>
      </msub>
    </mrow>
    <annotation encoding="StarMath 5.0">p_{ 0,0,0 } or p_{ 0,1,0 } or p_{ 0,0,1 } or p_{ 0,1,1 }</annotation>
  </semantics>
</math>
</file>

<file path=Object 16/content.xml><?xml version="1.0" encoding="utf-8"?>
<math xmlns="http://www.w3.org/1998/Math/MathML" display="block">
  <semantics>
    <mrow>
      <mrow>
        <mo stretchy="false">¬</mo>
        <msub>
          <mi>p</mi>
          <mrow>
            <mi>x</mi>
            <mi>,</mi>
            <mi>t</mi>
            <mi>,</mi>
            <mi>s</mi>
          </mrow>
        </msub>
      </mrow>
      <mo stretchy="false">∨</mo>
      <mrow>
        <mo fence="true" stretchy="false">(</mo>
        <mrow>
          <mrow>
            <msubsup>
              <mrow>
                <mrow/>
                <mo stretchy="false">∧</mo>
                <mrow/>
              </mrow>
              <mrow>
                <mi>s</mi>
                <mi>'</mi>
              </mrow>
              <mi>S</mi>
            </msubsup>
            <mrow>
              <mo stretchy="false">¬</mo>
              <msub>
                <mi>p</mi>
                <mrow>
                  <mi>y</mi>
                  <mi>,</mi>
                  <mi>t</mi>
                  <mi>,</mi>
                  <mi>s</mi>
                  <mi>'</mi>
                </mrow>
              </msub>
            </mrow>
          </mrow>
        </mrow>
        <mo fence="true" stretchy="false">)</mo>
      </mrow>
    </mrow>
    <annotation encoding="StarMath 5.0">neg p_{ x,t,s } or ( {{} and {}}_{s'}^{S} {neg p_{ y,t,s' } } )</annotation>
  </semantics>
</math>
</file>

<file path=Object 17/content.xml><?xml version="1.0" encoding="utf-8"?>
<math xmlns="http://www.w3.org/1998/Math/MathML" display="block">
  <semantics>
    <mrow>
      <msubsup>
        <mrow>
          <mrow/>
          <mo stretchy="false">∧</mo>
          <mrow/>
        </mrow>
        <mi>p</mi>
        <mi>P</mi>
      </msubsup>
      <msubsup>
        <mrow>
          <mrow/>
          <mo stretchy="false">∧</mo>
          <mrow/>
        </mrow>
        <mi>x</mi>
        <mrow>
          <mi>b</mi>
          <mrow>
            <mo fence="true" stretchy="false">(</mo>
            <mrow>
              <mi>p</mi>
            </mrow>
            <mo fence="true" stretchy="false">)</mo>
          </mrow>
        </mrow>
      </msubsup>
      <msubsup>
        <mrow>
          <mrow/>
          <mo stretchy="false">∧</mo>
          <mrow/>
        </mrow>
        <mrow>
          <mi>y</mi>
          <mo stretchy="false">≠</mo>
          <mi>x</mi>
        </mrow>
        <mrow>
          <mi>b</mi>
          <mrow>
            <mo fence="true" stretchy="false">(</mo>
            <mrow>
              <mi>p</mi>
            </mrow>
            <mo fence="true" stretchy="false">)</mo>
          </mrow>
        </mrow>
      </msubsup>
      <msubsup>
        <mrow>
          <mrow/>
          <mo stretchy="false">∧</mo>
          <mrow/>
        </mrow>
        <mi>t</mi>
        <mi>T</mi>
      </msubsup>
      <msubsup>
        <mrow>
          <mrow/>
          <mo stretchy="false">∧</mo>
          <mrow/>
        </mrow>
        <mi>s</mi>
        <mi>S</mi>
      </msubsup>
      <msubsup>
        <mrow>
          <mrow/>
          <mo stretchy="false">∧</mo>
          <mrow/>
        </mrow>
        <mrow>
          <mi>s</mi>
          <mi>'</mi>
        </mrow>
        <mi>S</mi>
      </msubsup>
      <mrow>
        <mrow>
          <mo stretchy="false">¬</mo>
          <msub>
            <mi>p</mi>
            <mrow>
              <mi>x</mi>
              <mi>,</mi>
              <mi>t</mi>
              <mi>,</mi>
              <mi>s</mi>
            </mrow>
          </msub>
        </mrow>
        <mo stretchy="false">∨</mo>
        <mrow>
          <mo stretchy="false">¬</mo>
          <msub>
            <mi>p</mi>
            <mrow>
              <mi>y</mi>
              <mi>,</mi>
              <mi>t</mi>
              <mi>,</mi>
              <mi>s</mi>
              <mi>'</mi>
            </mrow>
          </msub>
        </mrow>
      </mrow>
    </mrow>
    <annotation encoding="StarMath 5.0">{{}and{}}_{ p }^{ P } 
{{}and{}}_{ x }^{ b(p) } 
{{}and{}}_{ y&lt;&gt;x }^{ b(p) }
{{}and{}}_{ t }^{ T } 
{{}and{}}_{ s }^{ S } 
{{}and{}}_{s'}^{S} { 
	neg p_{ x,t,s } or neg p_{ y,t,s' } 
} </annotation>
  </semantics>
</math>
</file>

<file path=Object 18/content.xml><?xml version="1.0" encoding="utf-8"?>
<math xmlns="http://www.w3.org/1998/Math/MathML" display="block">
  <semantics>
    <mrow>
      <mrow>
        <mrow>
          <munderover>
            <mo stretchy="false">∑</mo>
            <mrow>
              <mrow>
                <mi>e</mi>
                <mo stretchy="false">∣</mo>
                <mi>x</mi>
                <mo stretchy="false">∈</mo>
                <mi>a</mi>
              </mrow>
              <mrow>
                <mo fence="true" stretchy="false">(</mo>
                <mrow>
                  <mi>e</mi>
                </mrow>
                <mo fence="true" stretchy="false">)</mo>
              </mrow>
            </mrow>
            <mi>E</mi>
          </munderover>
          <mn>1</mn>
        </mrow>
        <mo stretchy="false">≤</mo>
        <mi>c</mi>
      </mrow>
      <mrow>
        <mo fence="true" stretchy="false">(</mo>
        <mrow>
          <mi>s</mi>
        </mrow>
        <mo fence="true" stretchy="false">)</mo>
      </mrow>
    </mrow>
    <annotation encoding="StarMath 5.0"> sum from{ e divides  x in a( e )} to {E} {1} &lt;= c(s)</annotation>
  </semantics>
</math>
</file>

<file path=Object 19/content.xml><?xml version="1.0" encoding="utf-8"?>
<math xmlns="http://www.w3.org/1998/Math/MathML" display="block">
  <semantics>
    <mrow>
      <mrow>
        <mo fence="true" stretchy="false">(</mo>
        <mrow>
          <mrow>
            <msub>
              <mi>p</mi>
              <mn>0,0,0</mn>
            </msub>
            <mo stretchy="false">∧</mo>
            <msub>
              <mi>p</mi>
              <mn>0,1,0</mn>
            </msub>
          </mrow>
        </mrow>
        <mo fence="true" stretchy="false">)</mo>
      </mrow>
      <mo stretchy="false">∨</mo>
      <mrow>
        <mo fence="true" stretchy="false">(</mo>
        <mrow>
          <mrow>
            <msub>
              <mi>p</mi>
              <mn>0,0,1</mn>
            </msub>
            <mo stretchy="false">∧</mo>
            <msub>
              <mi>p</mi>
              <mn>0,1,1</mn>
            </msub>
          </mrow>
        </mrow>
        <mo fence="true" stretchy="false">)</mo>
      </mrow>
    </mrow>
    <annotation encoding="StarMath 5.0">(p_{ 0,0,0 } and p_{ 0,1,0 }) or ( p_{ 0,0,1 } and p_{0,1,1} )
</annotation>
  </semantics>
</math>
</file>

<file path=Object 2/content.xml><?xml version="1.0" encoding="utf-8"?>
<math xmlns="http://www.w3.org/1998/Math/MathML" display="block">
  <semantics>
    <mrow>
      <mi>μ</mi>
      <mrow>
        <mrow>
          <mo fence="true" stretchy="false">(</mo>
          <mrow>
            <mi>x</mi>
          </mrow>
          <mo fence="true" stretchy="false">)</mo>
        </mrow>
        <mo stretchy="false">=</mo>
        <mrow>
          <mo fence="true" stretchy="false">(</mo>
          <mrow>
            <mrow>
              <mi>s</mi>
              <mi>,</mi>
              <mi>t</mi>
            </mrow>
          </mrow>
          <mo fence="true" stretchy="false">)</mo>
        </mrow>
      </mrow>
    </mrow>
    <annotation encoding="StarMath 5.0">μ(x)=(s,t)</annotation>
  </semantics>
</math>
</file>

<file path=Object 20/content.xml><?xml version="1.0" encoding="utf-8"?>
<math xmlns="http://www.w3.org/1998/Math/MathML" display="block">
  <semantics>
    <msub>
      <mi>p</mi>
      <mn>0,0,0</mn>
    </msub>
    <annotation encoding="StarMath 5.0">p_{ 0,0,0 } </annotation>
  </semantics>
</math>
</file>

<file path=Object 21/content.xml><?xml version="1.0" encoding="utf-8"?>
<math xmlns="http://www.w3.org/1998/Math/MathML" display="block">
  <semantics>
    <mrow>
      <mo stretchy="false">¬</mo>
      <msub>
        <mi>p</mi>
        <mn>0,1,0</mn>
      </msub>
    </mrow>
    <annotation encoding="StarMath 5.0">neg p_{ 0,1,0 }</annotation>
  </semantics>
</math>
</file>

<file path=Object 22/content.xml><?xml version="1.0" encoding="utf-8"?>
<math xmlns="http://www.w3.org/1998/Math/MathML" display="block">
  <semantics>
    <mrow>
      <msubsup>
        <mrow>
          <mrow/>
          <mo stretchy="false">∧</mo>
          <mrow/>
        </mrow>
        <mi>x</mi>
        <mi>X</mi>
      </msubsup>
      <msubsup>
        <mrow>
          <mrow/>
          <mo stretchy="false">∧</mo>
          <mrow/>
        </mrow>
        <mi>t</mi>
        <mi>T</mi>
      </msubsup>
      <msubsup>
        <mrow>
          <mrow/>
          <mo stretchy="false">∧</mo>
          <mrow/>
        </mrow>
        <mi>s</mi>
        <mi>S</mi>
      </msubsup>
      <mrow>
        <mo fence="true" stretchy="false">[</mo>
        <mrow>
          <mrow>
            <msubsup>
              <mrow>
                <mrow/>
                <mo stretchy="false">∧</mo>
                <mrow/>
              </mrow>
              <mrow>
                <mi>k</mi>
                <mo stretchy="false">≠</mo>
                <mi>x</mi>
              </mrow>
              <mi>X</mi>
            </msubsup>
            <mrow>
              <mrow>
                <mo fence="true" stretchy="false">(</mo>
                <mrow>
                  <mrow>
                    <mrow>
                      <mo stretchy="false">¬</mo>
                      <msub>
                        <mi>p</mi>
                        <mrow>
                          <mi>x</mi>
                          <mi>,</mi>
                          <mi>t</mi>
                          <mi>,</mi>
                          <mi>s</mi>
                        </mrow>
                      </msub>
                    </mrow>
                    <mo stretchy="false">∨</mo>
                    <mrow>
                      <mo stretchy="false">¬</mo>
                      <msub>
                        <mi>p</mi>
                        <mrow>
                          <mi>k</mi>
                          <mi>,</mi>
                          <mi>t</mi>
                          <mi>,</mi>
                          <mi>s</mi>
                        </mrow>
                      </msub>
                    </mrow>
                  </mrow>
                </mrow>
                <mo fence="true" stretchy="false">)</mo>
              </mrow>
              <mo stretchy="false">∧</mo>
              <msubsup>
                <mrow>
                  <mrow/>
                  <mo stretchy="false">∧</mo>
                  <mrow/>
                </mrow>
                <mrow>
                  <mi>k</mi>
                  <mo stretchy="false">≠</mo>
                  <mi>t</mi>
                </mrow>
                <mi>T</mi>
              </msubsup>
            </mrow>
            <mrow>
              <mrow>
                <mo fence="true" stretchy="false">(</mo>
                <mrow>
                  <mrow>
                    <mrow>
                      <mo stretchy="false">¬</mo>
                      <msub>
                        <mi>p</mi>
                        <mrow>
                          <mi>x</mi>
                          <mi>,</mi>
                          <mi>t</mi>
                          <mi>,</mi>
                          <mi>s</mi>
                        </mrow>
                      </msub>
                    </mrow>
                    <mo stretchy="false">∨</mo>
                    <mrow>
                      <mo stretchy="false">¬</mo>
                      <msub>
                        <mi>p</mi>
                        <mrow>
                          <mi>x</mi>
                          <mi>,</mi>
                          <mi>k</mi>
                          <mi>,</mi>
                          <mi>s</mi>
                        </mrow>
                      </msub>
                    </mrow>
                  </mrow>
                </mrow>
                <mo fence="true" stretchy="false">)</mo>
              </mrow>
              <mo stretchy="false">∧</mo>
              <msubsup>
                <mrow>
                  <mrow/>
                  <mo stretchy="false">∧</mo>
                  <mrow/>
                </mrow>
                <mrow>
                  <mi>k</mi>
                  <mo stretchy="false">≠</mo>
                  <mi>s</mi>
                </mrow>
                <mi>S</mi>
              </msubsup>
            </mrow>
            <mrow>
              <mo fence="true" stretchy="false">(</mo>
              <mrow>
                <mrow>
                  <mrow>
                    <mo stretchy="false">¬</mo>
                    <msub>
                      <mi>p</mi>
                      <mrow>
                        <mi>x</mi>
                        <mi>,</mi>
                        <mi>t</mi>
                        <mi>,</mi>
                        <mi>s</mi>
                      </mrow>
                    </msub>
                  </mrow>
                  <mo stretchy="false">∨</mo>
                  <mrow>
                    <mo stretchy="false">¬</mo>
                    <msub>
                      <mi>p</mi>
                      <mrow>
                        <mi>x</mi>
                        <mi>,</mi>
                        <mi>t</mi>
                        <mi>,</mi>
                        <mi>k</mi>
                      </mrow>
                    </msub>
                  </mrow>
                </mrow>
              </mrow>
              <mo fence="true" stretchy="false">)</mo>
            </mrow>
          </mrow>
        </mrow>
        <mo fence="true" stretchy="false">]</mo>
      </mrow>
    </mrow>
    <annotation encoding="StarMath 5.0">{{} and {}} _ {x} ^ {X} 
{{} and {}} _{t}^{T} 
{{} and {}} _{s}^{S}
[{{} and {}}_ {k&lt;&gt;x}^X (neg p_{ x,t,s } or neg p_{ k,t,s }) and
 {{} and {}}_ {k&lt;&gt;t}^T (neg p_{ x,t,s } or neg p_{ x,k,s }) and
 {{} and {}}_ {k&lt;&gt;s}^S (neg p_{ x,t,s } or neg p_{ x,t,k })]
</annotation>
  </semantics>
</math>
</file>

<file path=Object 23/content.xml><?xml version="1.0" encoding="utf-8"?>
<math xmlns="http://www.w3.org/1998/Math/MathML" display="block">
  <semantics>
    <mrow>
      <msubsup>
        <mrow>
          <mrow/>
          <mo stretchy="false">∧</mo>
          <mrow/>
        </mrow>
        <mi>x</mi>
        <mi>X</mi>
      </msubsup>
      <mrow>
        <mo fence="true" stretchy="false">[</mo>
        <mrow>
          <mrow>
            <msubsup>
              <mrow>
                <mrow/>
                <mo stretchy="false">∨</mo>
                <mrow/>
              </mrow>
              <mi>t</mi>
              <mi>T</mi>
            </msubsup>
            <msubsup>
              <mrow>
                <mrow/>
                <mo stretchy="false">∨</mo>
                <mrow/>
              </mrow>
              <mi>s</mi>
              <mi>S</mi>
            </msubsup>
            <msub>
              <mi>p</mi>
              <mrow>
                <mi>x</mi>
                <mi>,</mi>
                <mi>t</mi>
                <mi>,</mi>
                <mi>s</mi>
              </mrow>
            </msub>
          </mrow>
        </mrow>
        <mo fence="true" stretchy="false">]</mo>
      </mrow>
    </mrow>
    <annotation encoding="StarMath 5.0">{{} and {}}_{ x } ^ { X }
[ {{} or {}}_{ t } ^{ T } 
  {{} or {}}_{ s } ^{ S } {p_{x,t,s}} ]</annotation>
  </semantics>
</math>
</file>

<file path=Object 24/content.xml><?xml version="1.0" encoding="utf-8"?>
<math xmlns="http://www.w3.org/1998/Math/MathML" display="block">
  <semantics>
    <mrow>
      <mrow>
        <mo stretchy="false">¬</mo>
        <msub>
          <mi>p</mi>
          <mn>0,0,0</mn>
        </msub>
      </mrow>
      <mo stretchy="false">∨</mo>
      <mrow>
        <mo stretchy="false">¬</mo>
        <msub>
          <mi>p</mi>
          <mn>0,1,0</mn>
        </msub>
      </mrow>
    </mrow>
    <annotation encoding="StarMath 5.0">neg p_{0,0,0} or neg p_{0,1,0}</annotation>
  </semantics>
</math>
</file>

<file path=Object 25/content.xml><?xml version="1.0" encoding="utf-8"?>
<math xmlns="http://www.w3.org/1998/Math/MathML" display="block">
  <semantics>
    <mrow>
      <msubsup>
        <mrow>
          <mrow/>
          <mo stretchy="false">∧</mo>
          <mrow/>
        </mrow>
        <mi>x</mi>
        <mi>X</mi>
      </msubsup>
      <msubsup>
        <mrow>
          <mrow/>
          <mo stretchy="false">∧</mo>
          <mrow/>
        </mrow>
        <mi>t</mi>
        <mi>T</mi>
      </msubsup>
      <msubsup>
        <mrow>
          <mrow/>
          <mo stretchy="false">∧</mo>
          <mrow/>
        </mrow>
        <mi>s</mi>
        <mi>S</mi>
      </msubsup>
      <mrow>
        <mi mathvariant="italic">if</mi>
        <mi>v</mi>
        <mrow>
          <mrow>
            <mo fence="true" stretchy="false">(</mo>
            <mrow>
              <mi>x</mi>
            </mrow>
            <mo fence="true" stretchy="false">)</mo>
          </mrow>
          <mo stretchy="false">&gt;</mo>
          <mi>c</mi>
        </mrow>
        <mrow>
          <mo fence="true" stretchy="false">(</mo>
          <mrow>
            <mi>s</mi>
          </mrow>
          <mo fence="true" stretchy="false">)</mo>
        </mrow>
        <mi mathvariant="italic">then</mi>
        <mrow>
          <mo stretchy="false">¬</mo>
          <msub>
            <mi>p</mi>
            <mrow>
              <mi>x</mi>
              <mi>,</mi>
              <mi>t</mi>
              <mi>,</mi>
              <mi>s</mi>
            </mrow>
          </msub>
        </mrow>
      </mrow>
    </mrow>
    <annotation encoding="StarMath 5.0">{{}and{}}_{ x }^{ X }
{{}and{}}_{ t }^{ T }
{{}and{}}_{ s }^{ S } 
{ if v(x)&gt;c(s) then neg p_{x,t,s} } </annotation>
  </semantics>
</math>
</file>

<file path=Object 26/content.xml><?xml version="1.0" encoding="utf-8"?>
<math xmlns="http://www.w3.org/1998/Math/MathML" display="block">
  <semantics>
    <mrow>
      <msubsup>
        <mrow>
          <mrow/>
          <mo stretchy="false">∧</mo>
          <mrow/>
        </mrow>
        <mi>e</mi>
        <mi>E</mi>
      </msubsup>
      <msubsup>
        <mrow>
          <mrow/>
          <mo stretchy="false">∧</mo>
          <mrow/>
        </mrow>
        <mi>x</mi>
        <mrow>
          <mi>a</mi>
          <mrow>
            <mo fence="true" stretchy="false">(</mo>
            <mrow>
              <mi>e</mi>
            </mrow>
            <mo fence="true" stretchy="false">)</mo>
          </mrow>
        </mrow>
      </msubsup>
      <msubsup>
        <mrow>
          <mrow/>
          <mo stretchy="false">∧</mo>
          <mrow/>
        </mrow>
        <mrow>
          <mi>y</mi>
          <mo stretchy="false">≠</mo>
          <mi>x</mi>
        </mrow>
        <mrow>
          <mi>a</mi>
          <mrow>
            <mo fence="true" stretchy="false">(</mo>
            <mrow>
              <mi>e</mi>
            </mrow>
            <mo fence="true" stretchy="false">)</mo>
          </mrow>
        </mrow>
      </msubsup>
      <msubsup>
        <mrow>
          <mrow/>
          <mo stretchy="false">∧</mo>
          <mrow/>
        </mrow>
        <mi>t</mi>
        <mi>T</mi>
      </msubsup>
      <msubsup>
        <mrow>
          <mrow/>
          <mo stretchy="false">∧</mo>
          <mrow/>
        </mrow>
        <mi>s</mi>
        <mi>S</mi>
      </msubsup>
      <msubsup>
        <mrow>
          <mrow/>
          <mo stretchy="false">∧</mo>
          <mrow/>
        </mrow>
        <mrow>
          <mi>s</mi>
          <mi>'</mi>
        </mrow>
        <mi>S</mi>
      </msubsup>
      <mrow>
        <mrow>
          <mo stretchy="false">¬</mo>
          <msub>
            <mi>p</mi>
            <mrow>
              <mi>x</mi>
              <mi>,</mi>
              <mi>t</mi>
              <mi>,</mi>
              <mi>s</mi>
            </mrow>
          </msub>
        </mrow>
        <mo stretchy="false">∨</mo>
        <mrow>
          <mo stretchy="false">¬</mo>
          <msub>
            <mi>p</mi>
            <mrow>
              <mi>y</mi>
              <mi>,</mi>
              <mi>t</mi>
              <mi>,</mi>
              <mi>s</mi>
              <mi>'</mi>
            </mrow>
          </msub>
        </mrow>
      </mrow>
    </mrow>
    <annotation encoding="StarMath 5.0">{{}and{}}_{ e }^{ E } 
{{}and{}}_{ x }^{ a(e) } 
{{}and{}}_{ y&lt;&gt;x }^{ a(e) }
{{}and{}}_{ t }^{ T } 
{{}and{}}_{ s }^{ S } 
{{}and{}}_{s'}^{S} { 
	neg p_{ x,t,s } or neg p_{ y,t,s' } 
} </annotation>
  </semantics>
</math>
</file>

<file path=Object 27/content.xml><?xml version="1.0" encoding="utf-8"?>
<math xmlns="http://www.w3.org/1998/Math/MathML" display="block">
  <semantics>
    <msub>
      <mi>p</mi>
      <mrow>
        <mi>x</mi>
        <mi>,</mi>
        <mi>t</mi>
        <mi>,</mi>
        <mi>s</mi>
      </mrow>
    </msub>
    <annotation encoding="StarMath 5.0">p_{ x,t,s } </annotation>
  </semantics>
</math>
</file>

<file path=Object 28/content.xml><?xml version="1.0" encoding="utf-8"?>
<math xmlns="http://www.w3.org/1998/Math/MathML" display="block">
  <semantics>
    <mrow>
      <msubsup>
        <mrow>
          <mrow/>
          <mo stretchy="false">∧</mo>
          <mrow/>
        </mrow>
        <mrow>
          <mi>s</mi>
          <mi>'</mi>
        </mrow>
        <mi>S</mi>
      </msubsup>
      <mrow>
        <mo stretchy="false">¬</mo>
        <msub>
          <mi>p</mi>
          <mrow>
            <mi>y</mi>
            <mi>,</mi>
            <mi>t</mi>
            <mi>,</mi>
            <mi>s</mi>
            <mi>'</mi>
          </mrow>
        </msub>
      </mrow>
    </mrow>
    <annotation encoding="StarMath 5.0">{{} and {}}_{s'}^{S} {neg p_{ y,t,s' } }</annotation>
  </semantics>
</math>
</file>

<file path=Object 29/content.xml><?xml version="1.0" encoding="utf-8"?>
<math xmlns="http://www.w3.org/1998/Math/MathML" display="block">
  <semantics>
    <mrow>
      <mrow>
        <mo stretchy="false">¬</mo>
        <msub>
          <mi>p</mi>
          <mrow>
            <mi>x</mi>
            <mi>,</mi>
            <mi>t</mi>
            <mi>,</mi>
            <mi>s</mi>
          </mrow>
        </msub>
      </mrow>
      <mo stretchy="false">∨</mo>
      <mrow>
        <mo fence="true" stretchy="false">(</mo>
        <mrow>
          <mrow>
            <msubsup>
              <mrow>
                <mrow/>
                <mo stretchy="false">∧</mo>
                <mrow/>
              </mrow>
              <mrow>
                <mi mathvariant="italic">dt</mi>
                <mo stretchy="false">=</mo>
                <mn>1</mn>
              </mrow>
              <mrow>
                <mi>d</mi>
                <mrow>
                  <mo fence="true" stretchy="false">(</mo>
                  <mrow>
                    <mi>x</mi>
                  </mrow>
                  <mo fence="true" stretchy="false">)</mo>
                </mrow>
              </mrow>
            </msubsup>
            <mrow>
              <mo stretchy="false">¬</mo>
              <msub>
                <mi>p</mi>
                <mrow>
                  <mi>x</mi>
                  <mi>,</mi>
                  <mrow>
                    <mi>t</mi>
                    <mo stretchy="false">+</mo>
                    <mi mathvariant="italic">dt</mi>
                  </mrow>
                  <mi>,</mi>
                  <mi>s</mi>
                </mrow>
              </msub>
            </mrow>
          </mrow>
        </mrow>
        <mo fence="true" stretchy="false">)</mo>
      </mrow>
    </mrow>
    <annotation encoding="StarMath 5.0">neg p_{x,t,s} or 
( {{}and{}}_{dt=1}^{d(x)} neg p_{x,t+dt,s})</annotation>
  </semantics>
</math>
</file>

<file path=Object 3/content.xml><?xml version="1.0" encoding="utf-8"?>
<math xmlns="http://www.w3.org/1998/Math/MathML" display="block">
  <semantics>
    <mrow>
      <mo stretchy="false">∀</mo>
      <mrow>
        <mi>x</mi>
        <mo stretchy="false">∈</mo>
        <mi>X</mi>
      </mrow>
      <mi>,</mi>
      <mo stretchy="false">∃</mo>
      <mrow>
        <mi>s</mi>
        <mo stretchy="false">∈</mo>
        <mi>S</mi>
      </mrow>
      <mi>,</mi>
      <mo stretchy="false">∃</mo>
      <mrow>
        <mi>t</mi>
        <mo stretchy="false">∈</mo>
        <mrow>
          <mo fence="true" stretchy="false">(</mo>
          <mrow>
            <mrow>
              <mn>1.</mn>
              <mn>.</mn>
              <mi>T</mi>
            </mrow>
          </mrow>
          <mo fence="true" stretchy="false">)</mo>
        </mrow>
      </mrow>
    </mrow>
    <annotation encoding="StarMath 5.0">forall x in X, exists s in S, exists t in ( 1..T )</annotation>
  </semantics>
</math>
</file>

<file path=Object 30/content.xml><?xml version="1.0" encoding="utf-8"?>
<math xmlns="http://www.w3.org/1998/Math/MathML" display="block">
  <semantics>
    <mrow>
      <msubsup>
        <mrow>
          <mrow/>
          <mo stretchy="false">∧</mo>
          <mrow/>
        </mrow>
        <mrow>
          <mi>s</mi>
          <mi>'</mi>
        </mrow>
        <mi>S</mi>
      </msubsup>
      <mrow>
        <mrow>
          <mo stretchy="false">¬</mo>
          <msub>
            <mi>p</mi>
            <mrow>
              <mi>x</mi>
              <mi>,</mi>
              <mi>t</mi>
              <mi>,</mi>
              <mi>s</mi>
            </mrow>
          </msub>
        </mrow>
        <mo stretchy="false">∨</mo>
        <mrow>
          <mo stretchy="false">¬</mo>
          <msub>
            <mi>p</mi>
            <mrow>
              <mi>y</mi>
              <mi>,</mi>
              <mi>t</mi>
              <mi>,</mi>
              <mi>s</mi>
              <mi>'</mi>
            </mrow>
          </msub>
        </mrow>
      </mrow>
    </mrow>
    <annotation encoding="StarMath 5.0">{{} and {}}_{s'}^{S} { neg p_{ x,t,s } or neg p_{ y,t,s' } } </annotation>
  </semantics>
</math>
</file>

<file path=Object 31/content.xml><?xml version="1.0" encoding="utf-8"?>
<math xmlns="http://www.w3.org/1998/Math/MathML" display="block">
  <semantics>
    <mrow>
      <msubsup>
        <mrow>
          <mrow/>
          <mo stretchy="false">∧</mo>
          <mrow/>
        </mrow>
        <mi>e</mi>
        <mi>E</mi>
      </msubsup>
      <msubsup>
        <mrow>
          <mrow/>
          <mo stretchy="false">∧</mo>
          <mrow/>
        </mrow>
        <mi>x</mi>
        <mrow>
          <mi>a</mi>
          <mrow>
            <mo fence="true" stretchy="false">(</mo>
            <mrow>
              <mi>e</mi>
            </mrow>
            <mo fence="true" stretchy="false">)</mo>
          </mrow>
        </mrow>
      </msubsup>
      <msubsup>
        <mrow>
          <mrow/>
          <mo stretchy="false">∧</mo>
          <mrow/>
        </mrow>
        <mrow>
          <mi>y</mi>
          <mo stretchy="false">≠</mo>
          <mi>x</mi>
        </mrow>
        <mrow>
          <mi>a</mi>
          <mrow>
            <mo fence="true" stretchy="false">(</mo>
            <mrow>
              <mi>e</mi>
            </mrow>
            <mo fence="true" stretchy="false">)</mo>
          </mrow>
        </mrow>
      </msubsup>
      <msubsup>
        <mrow>
          <mrow/>
          <mo stretchy="false">∧</mo>
          <mrow/>
        </mrow>
        <mi>t</mi>
        <mi>T</mi>
      </msubsup>
      <msubsup>
        <mrow>
          <mrow/>
          <mo stretchy="false">∧</mo>
          <mrow/>
        </mrow>
        <mi>s</mi>
        <mi>S</mi>
      </msubsup>
      <msubsup>
        <mrow>
          <mrow/>
          <mo stretchy="false">∧</mo>
          <mrow/>
        </mrow>
        <mrow>
          <mi>s</mi>
          <mrow>
            <mi>'</mi>
            <mo stretchy="false">≠</mo>
            <mi>s</mi>
          </mrow>
        </mrow>
        <mi>S</mi>
      </msubsup>
      <mrow>
        <mrow>
          <mo stretchy="false">¬</mo>
          <msub>
            <mi>p</mi>
            <mrow>
              <mi>x</mi>
              <mi>,</mi>
              <mi>t</mi>
              <mi>,</mi>
              <mi>s</mi>
            </mrow>
          </msub>
        </mrow>
        <mo stretchy="false">∨</mo>
        <mrow>
          <mo stretchy="false">¬</mo>
          <msub>
            <mi>p</mi>
            <mrow>
              <mi>y</mi>
              <mi>,</mi>
              <mrow>
                <mi>t</mi>
                <mo stretchy="false">+</mo>
                <mi>d</mi>
              </mrow>
              <mrow>
                <mo fence="true" stretchy="false">(</mo>
                <mrow>
                  <mi>x</mi>
                </mrow>
                <mo fence="true" stretchy="false">)</mo>
              </mrow>
              <mi>,</mi>
              <mi>s</mi>
              <mi>'</mi>
            </mrow>
          </msub>
        </mrow>
      </mrow>
    </mrow>
    <annotation encoding="StarMath 5.0">{{}and{}}_{e}^{E}
{{}and{}}_{x}^{a(e)}
{{}and{}}_{y&lt;&gt;x}^{a(e)}
{{}and{}}_{t}^{T}
{{}and{}}_{s}^{S}
{{}and{}}_{s'&lt;&gt;s}^{S}
neg p_{x,t,s} or neg p_{ y,t+d(x),s' }</annotation>
  </semantics>
</math>
</file>

<file path=Object 39/content.xml><?xml version="1.0" encoding="utf-8"?>
<math xmlns="http://www.w3.org/1998/Math/MathML" display="block">
  <semantics>
    <mrow>
      <mo stretchy="false">∀</mo>
      <mrow>
        <mi>s</mi>
        <mo stretchy="false">∈</mo>
        <mi>S</mi>
      </mrow>
      <mi>,</mi>
      <mo stretchy="false">∀</mo>
      <mrow>
        <mi>t</mi>
        <mo stretchy="false">∈</mo>
        <mrow>
          <mo fence="true" stretchy="false">(</mo>
          <mrow>
            <mrow>
              <mn>1.</mn>
              <mn>.</mn>
              <mi>T</mi>
            </mrow>
          </mrow>
          <mo fence="true" stretchy="false">)</mo>
        </mrow>
      </mrow>
      <mi>,</mi>
      <mo stretchy="false">∀</mo>
      <msub>
        <mi>x</mi>
        <mn>1</mn>
      </msub>
      <mi>,</mi>
      <mrow>
        <msub>
          <mi>x</mi>
          <mn>2</mn>
        </msub>
        <mo stretchy="false">∈</mo>
        <mi>X</mi>
      </mrow>
    </mrow>
    <annotation encoding="StarMath 5.0">forall s in S, forall t in (1..T),forall x_{1},x_{2} in X</annotation>
  </semantics>
</math>
</file>

<file path=Object 4/content.xml><?xml version="1.0" encoding="utf-8"?>
<math xmlns="http://www.w3.org/1998/Math/MathML" display="block">
  <semantics>
    <mrow>
      <mi>μ</mi>
      <mrow>
        <mrow>
          <mo fence="true" stretchy="false">(</mo>
          <mrow>
            <mi>x</mi>
          </mrow>
          <mo fence="true" stretchy="false">)</mo>
        </mrow>
        <mo stretchy="false">=</mo>
        <mrow>
          <mo fence="true" stretchy="false">(</mo>
          <mrow>
            <mrow>
              <mi>s</mi>
              <mi>,</mi>
              <mi>t</mi>
            </mrow>
          </mrow>
          <mo fence="true" stretchy="false">)</mo>
        </mrow>
      </mrow>
    </mrow>
    <annotation encoding="StarMath 5.0">μ(x)=(s,t)</annotation>
  </semantics>
</math>
</file>

<file path=Object 40/content.xml><?xml version="1.0" encoding="utf-8"?>
<math xmlns="http://www.w3.org/1998/Math/MathML" display="block">
  <semantics>
    <mrow>
      <mi>μ</mi>
      <mrow>
        <mrow>
          <mo fence="true" stretchy="false">(</mo>
          <mrow>
            <msub>
              <mi>x</mi>
              <mn>1</mn>
            </msub>
          </mrow>
          <mo fence="true" stretchy="false">)</mo>
        </mrow>
        <mo stretchy="false">=</mo>
        <mrow>
          <mrow>
            <mo fence="true" stretchy="false">(</mo>
            <mrow>
              <mrow>
                <mi>s</mi>
                <mi>,</mi>
                <mi>t</mi>
              </mrow>
            </mrow>
            <mo fence="true" stretchy="false">)</mo>
          </mrow>
          <mo stretchy="false">∧</mo>
          <mi>μ</mi>
        </mrow>
      </mrow>
      <mrow>
        <mrow>
          <mo fence="true" stretchy="false">(</mo>
          <mrow>
            <msub>
              <mi>x</mi>
              <mn>2</mn>
            </msub>
          </mrow>
          <mo fence="true" stretchy="false">)</mo>
        </mrow>
        <mo stretchy="false">=</mo>
        <mrow>
          <mo fence="true" stretchy="false">(</mo>
          <mrow>
            <mrow>
              <mi>s</mi>
              <mi>,</mi>
              <mi>t</mi>
            </mrow>
          </mrow>
          <mo fence="true" stretchy="false">)</mo>
        </mrow>
      </mrow>
    </mrow>
    <annotation encoding="StarMath 5.0">μ(x_1)=(s,t) and μ(x_2)=(s,t)</annotation>
  </semantics>
</math>
</file>

<file path=Object 41/content.xml><?xml version="1.0" encoding="utf-8"?>
<math xmlns="http://www.w3.org/1998/Math/MathML" display="block">
  <semantics>
    <mrow>
      <msub>
        <mi>x</mi>
        <mn>1</mn>
      </msub>
      <mo stretchy="false">=</mo>
      <msub>
        <mi>x</mi>
        <mn>2</mn>
      </msub>
    </mrow>
    <annotation encoding="StarMath 5.0">x_1=x_2</annotation>
  </semantics>
</math>
</file>

<file path=Object 42/content.xml><?xml version="1.0" encoding="utf-8"?>
<math xmlns="http://www.w3.org/1998/Math/MathML" display="block">
  <semantics>
    <mrow>
      <mo stretchy="false">∀</mo>
      <mrow>
        <mi>x</mi>
        <mo stretchy="false">∈</mo>
        <mi>X</mi>
      </mrow>
      <mi>,</mi>
      <mo stretchy="false">∀</mo>
      <msub>
        <mi>s</mi>
        <mn>1</mn>
      </msub>
      <mi>,</mi>
      <mrow>
        <msub>
          <mi>s</mi>
          <mn>2</mn>
        </msub>
        <mo stretchy="false">∈</mo>
        <mi>S</mi>
      </mrow>
      <mi>,</mi>
      <mo stretchy="false">∀</mo>
      <mrow>
        <mi>t</mi>
        <mo stretchy="false">∈</mo>
        <mrow>
          <mo fence="true" stretchy="false">(</mo>
          <mrow>
            <mrow>
              <mn>1.</mn>
              <mn>.</mn>
              <mi>T</mi>
            </mrow>
          </mrow>
          <mo fence="true" stretchy="false">)</mo>
        </mrow>
      </mrow>
    </mrow>
    <annotation encoding="StarMath 5.0">forall x in X, forall s_1 ,s_2 in S, forall t in ( 1..T )</annotation>
  </semantics>
</math>
</file>

<file path=Object 43/content.xml><?xml version="1.0" encoding="utf-8"?>
<math xmlns="http://www.w3.org/1998/Math/MathML" display="block">
  <semantics>
    <mrow>
      <mi>μ</mi>
      <mrow>
        <mrow>
          <mo fence="true" stretchy="false">(</mo>
          <mrow>
            <mi>x</mi>
          </mrow>
          <mo fence="true" stretchy="false">)</mo>
        </mrow>
        <mo stretchy="false">=</mo>
        <mrow>
          <mrow>
            <mo fence="true" stretchy="false">(</mo>
            <mrow>
              <mrow>
                <msub>
                  <mi>s</mi>
                  <mn>1</mn>
                </msub>
                <mi>,</mi>
                <mi>t</mi>
              </mrow>
            </mrow>
            <mo fence="true" stretchy="false">)</mo>
          </mrow>
          <mo stretchy="false">∧</mo>
          <mi>μ</mi>
        </mrow>
      </mrow>
      <mrow>
        <mrow>
          <mo fence="true" stretchy="false">(</mo>
          <mrow>
            <mi>x</mi>
          </mrow>
          <mo fence="true" stretchy="false">)</mo>
        </mrow>
        <mo stretchy="false">=</mo>
        <mrow>
          <mo fence="true" stretchy="false">(</mo>
          <mrow>
            <mrow>
              <msub>
                <mi>s</mi>
                <mn>2</mn>
              </msub>
              <mi>,</mi>
              <mi>t</mi>
            </mrow>
          </mrow>
          <mo fence="true" stretchy="false">)</mo>
        </mrow>
      </mrow>
    </mrow>
    <annotation encoding="StarMath 5.0">μ(x)=(s_1 ,t) and μ(x)=(s_2 ,t)</annotation>
  </semantics>
</math>
</file>

<file path=Object 44/content.xml><?xml version="1.0" encoding="utf-8"?>
<math xmlns="http://www.w3.org/1998/Math/MathML" display="block">
  <semantics>
    <mrow>
      <mi>s</mi>
      <mrow>
        <mn>1</mn>
        <mo stretchy="false">=</mo>
        <mi>s</mi>
      </mrow>
      <mn>2</mn>
    </mrow>
    <annotation encoding="StarMath 5.0">s1=s2</annotation>
  </semantics>
</math>
</file>

<file path=Object 45/content.xml><?xml version="1.0" encoding="utf-8"?>
<math xmlns="http://www.w3.org/1998/Math/MathML" display="block">
  <semantics>
    <mrow>
      <mo stretchy="false">∀</mo>
      <mrow>
        <mi>x</mi>
        <mo stretchy="false">∈</mo>
        <mi>X</mi>
      </mrow>
      <mi>,</mi>
      <mo stretchy="false">∀</mo>
      <mrow>
        <mi>s</mi>
        <mo stretchy="false">∈</mo>
        <mi>S</mi>
      </mrow>
      <mi>,</mi>
      <mo stretchy="false">∀</mo>
      <msub>
        <mi>t</mi>
        <mn>1</mn>
      </msub>
      <mi>,</mi>
      <mrow>
        <msub>
          <mi>t</mi>
          <mn>2</mn>
        </msub>
        <mo stretchy="false">∈</mo>
        <mrow>
          <mo fence="true" stretchy="false">(</mo>
          <mrow>
            <mrow>
              <mn>1.</mn>
              <mn>.</mn>
              <mi>T</mi>
            </mrow>
          </mrow>
          <mo fence="true" stretchy="false">)</mo>
        </mrow>
      </mrow>
    </mrow>
    <annotation encoding="StarMath 5.0">forall x in X, forall s in S, forall t_1 ,t_2 in ( 1..T ) </annotation>
  </semantics>
</math>
</file>

<file path=Object 46/content.xml><?xml version="1.0" encoding="utf-8"?>
<math xmlns="http://www.w3.org/1998/Math/MathML" display="block">
  <semantics>
    <mrow>
      <mi>μ</mi>
      <mrow>
        <mrow>
          <mo fence="true" stretchy="false">(</mo>
          <mrow>
            <mi>x</mi>
          </mrow>
          <mo fence="true" stretchy="false">)</mo>
        </mrow>
        <mo stretchy="false">=</mo>
        <mrow>
          <mrow>
            <mo fence="true" stretchy="false">(</mo>
            <mrow>
              <mrow>
                <mi>s</mi>
                <mi>,</mi>
                <mi>t</mi>
                <mn>1</mn>
              </mrow>
            </mrow>
            <mo fence="true" stretchy="false">)</mo>
          </mrow>
          <mo stretchy="false">∧</mo>
          <mi>μ</mi>
        </mrow>
      </mrow>
      <mrow>
        <mrow>
          <mo fence="true" stretchy="false">(</mo>
          <mrow>
            <mi>x</mi>
          </mrow>
          <mo fence="true" stretchy="false">)</mo>
        </mrow>
        <mo stretchy="false">=</mo>
        <mrow>
          <mo fence="true" stretchy="false">(</mo>
          <mrow>
            <mrow>
              <mi>s</mi>
              <mi>,</mi>
              <mi>t</mi>
              <mn>2</mn>
            </mrow>
          </mrow>
          <mo fence="true" stretchy="false">)</mo>
        </mrow>
      </mrow>
    </mrow>
    <annotation encoding="StarMath 5.0">μ(x)=(s,t1) and μ(x)=(s,t2)</annotation>
  </semantics>
</math>
</file>

<file path=Object 47/content.xml><?xml version="1.0" encoding="utf-8"?>
<math xmlns="http://www.w3.org/1998/Math/MathML" display="block">
  <semantics>
    <mrow>
      <mi>t</mi>
      <mrow>
        <mn>1</mn>
        <mo stretchy="false">=</mo>
        <mi>t</mi>
      </mrow>
      <mn>2</mn>
    </mrow>
    <annotation encoding="StarMath 5.0">t1=t2</annotation>
  </semantics>
</math>
</file>

<file path=Object 48/content.xml><?xml version="1.0" encoding="utf-8"?>
<math xmlns="http://www.w3.org/1998/Math/MathML" display="block">
  <semantics>
    <mrow>
      <msubsup>
        <mrow>
          <mrow/>
          <mo stretchy="false">∧</mo>
          <mrow/>
        </mrow>
        <mrow>
          <mi mathvariant="italic">dt</mi>
          <mo stretchy="false">=</mo>
          <mn>1</mn>
        </mrow>
        <mrow>
          <mi>d</mi>
          <mrow>
            <mo fence="true" stretchy="false">(</mo>
            <mrow>
              <mi>x</mi>
            </mrow>
            <mo fence="true" stretchy="false">)</mo>
          </mrow>
        </mrow>
      </msubsup>
      <mrow>
        <mrow>
          <mo stretchy="false">¬</mo>
          <msub>
            <mi>p</mi>
            <mrow>
              <mi>x</mi>
              <mi>,</mi>
              <mi>t</mi>
              <mi>,</mi>
              <mi>s</mi>
            </mrow>
          </msub>
        </mrow>
        <mo stretchy="false">∨</mo>
        <mrow>
          <mo stretchy="false">¬</mo>
          <msub>
            <mi>p</mi>
            <mrow>
              <mi>x</mi>
              <mi>,</mi>
              <mrow>
                <mi>t</mi>
                <mo stretchy="false">+</mo>
                <mi mathvariant="italic">dt</mi>
              </mrow>
              <mi>,</mi>
              <mi>s</mi>
            </mrow>
          </msub>
        </mrow>
      </mrow>
    </mrow>
    <annotation encoding="StarMath 5.0">{{}and{}}_{dt=1}^{d(x)} neg p_{x,t,s} or neg p_{x,t+dt,s}</annotation>
  </semantics>
</math>
</file>

<file path=Object 49/content.xml><?xml version="1.0" encoding="utf-8"?>
<math xmlns="http://www.w3.org/1998/Math/MathML" display="block">
  <semantics>
    <mrow>
      <msubsup>
        <mrow>
          <mrow/>
          <mo stretchy="false">∧</mo>
          <mrow/>
        </mrow>
        <mi>x</mi>
        <mi>X</mi>
      </msubsup>
      <msubsup>
        <mrow>
          <mrow/>
          <mo stretchy="false">∧</mo>
          <mrow/>
        </mrow>
        <mi>t</mi>
        <mrow>
          <mrow>
            <mi>T</mi>
            <mo stretchy="false">−</mo>
            <mi>d</mi>
          </mrow>
          <mrow>
            <mrow>
              <mo fence="true" stretchy="false">(</mo>
              <mrow>
                <mi>x</mi>
              </mrow>
              <mo fence="true" stretchy="false">)</mo>
            </mrow>
            <mo stretchy="false">+</mo>
            <mn>1</mn>
          </mrow>
        </mrow>
      </msubsup>
      <msubsup>
        <mrow>
          <mrow/>
          <mo stretchy="false">∧</mo>
          <mrow/>
        </mrow>
        <mi>s</mi>
        <mi>S</mi>
      </msubsup>
      <msubsup>
        <mrow>
          <mrow/>
          <mo stretchy="false">∧</mo>
          <mrow/>
        </mrow>
        <mrow>
          <mi mathvariant="italic">dt</mi>
          <mo stretchy="false">=</mo>
          <mn>1</mn>
        </mrow>
        <mrow>
          <mi>d</mi>
          <mrow>
            <mo fence="true" stretchy="false">(</mo>
            <mrow>
              <mi>x</mi>
            </mrow>
            <mo fence="true" stretchy="false">)</mo>
          </mrow>
        </mrow>
      </msubsup>
      <mrow>
        <mrow>
          <mo stretchy="false">¬</mo>
          <msub>
            <mi>p</mi>
            <mrow>
              <mi>x</mi>
              <mi>,</mi>
              <mi>t</mi>
              <mi>,</mi>
              <mi>s</mi>
            </mrow>
          </msub>
        </mrow>
        <mo stretchy="false">∨</mo>
        <mrow>
          <mo stretchy="false">¬</mo>
          <msub>
            <mi>p</mi>
            <mrow>
              <mi>x</mi>
              <mi>,</mi>
              <mrow>
                <mi>t</mi>
                <mo stretchy="false">+</mo>
                <mi mathvariant="italic">dt</mi>
              </mrow>
              <mi>,</mi>
              <mi>s</mi>
            </mrow>
          </msub>
        </mrow>
      </mrow>
    </mrow>
    <annotation encoding="StarMath 5.0">{{}and{}}_{x}^{X}
{{}and{}}_{t}^{T-d(x)+1}
{{}and{}}_{s}^{S}
{{}and{}}_{dt=1}^{d(x)} 
neg p_{x,t,s} or neg p_{x,t+dt,s}</annotation>
  </semantics>
</math>
</file>

<file path=Object 5/content.xml><?xml version="1.0" encoding="utf-8"?>
<math xmlns="http://www.w3.org/1998/Math/MathML" display="block">
  <semantics>
    <mrow>
      <mo stretchy="false">∀</mo>
      <mrow>
        <mi>e</mi>
        <mo stretchy="false">∈</mo>
        <mi>E</mi>
      </mrow>
      <mi>,</mi>
      <mo stretchy="false">∀</mo>
      <msub>
        <mi>x</mi>
        <mn>1</mn>
      </msub>
      <mi>,</mi>
      <mrow>
        <msub>
          <mi>x</mi>
          <mn>2</mn>
        </msub>
        <mo stretchy="false">∈</mo>
        <mi>X</mi>
      </mrow>
      <mi>,</mi>
      <mo stretchy="false">∀</mo>
      <mrow>
        <mi>t</mi>
        <mo stretchy="false">∈</mo>
        <mrow>
          <mo fence="true" stretchy="false">(</mo>
          <mrow>
            <mrow>
              <mn>1.</mn>
              <mn>.</mn>
              <mi>T</mi>
            </mrow>
          </mrow>
          <mo fence="true" stretchy="false">)</mo>
        </mrow>
      </mrow>
    </mrow>
    <annotation encoding="StarMath 5.0">forall e in E, forall x_1 ,x_2 in X, forall t in (1..T)</annotation>
  </semantics>
</math>
</file>

<file path=Object 50/content.xml><?xml version="1.0" encoding="utf-8"?>
<math xmlns="http://www.w3.org/1998/Math/MathML" display="block">
  <semantics>
    <mrow>
      <msubsup>
        <mrow>
          <mrow/>
          <mo stretchy="false">∧</mo>
          <mrow/>
        </mrow>
        <mi>x</mi>
        <mi>X</mi>
      </msubsup>
      <msubsup>
        <mrow>
          <mrow/>
          <mo stretchy="false">∧</mo>
          <mrow/>
        </mrow>
        <mi>s</mi>
        <mi>S</mi>
      </msubsup>
      <msubsup>
        <mrow>
          <mrow/>
          <mo stretchy="false">∧</mo>
          <mrow/>
        </mrow>
        <mrow>
          <mrow>
            <mi>t</mi>
            <mo stretchy="false">=</mo>
            <mrow>
              <mi>T</mi>
              <mo stretchy="false">−</mo>
              <mi>d</mi>
            </mrow>
          </mrow>
          <mrow>
            <mrow>
              <mo fence="true" stretchy="false">(</mo>
              <mrow>
                <mi>x</mi>
              </mrow>
              <mo fence="true" stretchy="false">)</mo>
            </mrow>
            <mo stretchy="false">+</mo>
            <mn>1</mn>
          </mrow>
        </mrow>
        <mi>T</mi>
      </msubsup>
      <mrow>
        <mo stretchy="false">¬</mo>
        <msub>
          <mi>p</mi>
          <mrow>
            <mi>x</mi>
            <mi>,</mi>
            <mi>t</mi>
            <mi>,</mi>
            <mi>s</mi>
          </mrow>
        </msub>
      </mrow>
    </mrow>
    <annotation encoding="StarMath 5.0">{{}and{}}_{x}^{X}
{{}and{}}_{s}^{S}
{{}and{}}_{t=T-d(x)+1}^{T}
neg p_{ x,t,s }</annotation>
  </semantics>
</math>
</file>

<file path=Object 51/content.xml><?xml version="1.0" encoding="utf-8"?>
<math xmlns="http://www.w3.org/1998/Math/MathML" display="block">
  <semantics>
    <mrow>
      <msubsup>
        <mrow>
          <mrow/>
          <mo stretchy="false">∧</mo>
          <mrow/>
        </mrow>
        <mi>e</mi>
        <mi>E</mi>
      </msubsup>
      <msubsup>
        <mrow>
          <mrow/>
          <mo stretchy="false">∧</mo>
          <mrow/>
        </mrow>
        <mi>x</mi>
        <mrow>
          <mi>a</mi>
          <mrow>
            <mo fence="true" stretchy="false">(</mo>
            <mrow>
              <mi>e</mi>
            </mrow>
            <mo fence="true" stretchy="false">)</mo>
          </mrow>
        </mrow>
      </msubsup>
      <msubsup>
        <mrow>
          <mrow/>
          <mo stretchy="false">∧</mo>
          <mrow/>
        </mrow>
        <mrow>
          <mi>y</mi>
          <mo stretchy="false">≠</mo>
          <mi>x</mi>
        </mrow>
        <mrow>
          <mi>a</mi>
          <mrow>
            <mo fence="true" stretchy="false">(</mo>
            <mrow>
              <mi>e</mi>
            </mrow>
            <mo fence="true" stretchy="false">)</mo>
          </mrow>
        </mrow>
      </msubsup>
      <msubsup>
        <mrow>
          <mrow/>
          <mo stretchy="false">∧</mo>
          <mrow/>
        </mrow>
        <mi>t</mi>
        <mi>T</mi>
      </msubsup>
      <msubsup>
        <mrow>
          <mrow/>
          <mo stretchy="false">∧</mo>
          <mrow/>
        </mrow>
        <mi>s</mi>
        <mi>S</mi>
      </msubsup>
      <msubsup>
        <mrow>
          <mrow/>
          <mo stretchy="false">∧</mo>
          <mrow/>
        </mrow>
        <mrow>
          <mi>s</mi>
          <mi>'</mi>
        </mrow>
        <mi>S</mi>
      </msubsup>
      <msubsup>
        <mrow>
          <mrow/>
          <mo stretchy="false">∧</mo>
          <mrow/>
        </mrow>
        <mrow>
          <mi>t</mi>
          <mrow>
            <mi>'</mi>
            <mo stretchy="false">=</mo>
            <mrow>
              <mi>t</mi>
              <mo stretchy="false">−</mo>
              <mi>d</mi>
            </mrow>
          </mrow>
          <mrow>
            <mrow>
              <mo fence="true" stretchy="false">(</mo>
              <mrow>
                <mi>y</mi>
              </mrow>
              <mo fence="true" stretchy="false">)</mo>
            </mrow>
            <mo stretchy="false">+</mo>
            <mn>1</mn>
          </mrow>
        </mrow>
        <mrow>
          <mrow>
            <mi>t</mi>
            <mo stretchy="false">+</mo>
            <mi>d</mi>
          </mrow>
          <mrow>
            <mrow>
              <mo fence="true" stretchy="false">(</mo>
              <mrow>
                <mi>x</mi>
              </mrow>
              <mo fence="true" stretchy="false">)</mo>
            </mrow>
            <mo stretchy="false">−</mo>
            <mn>1</mn>
          </mrow>
        </mrow>
      </msubsup>
      <mrow>
        <mrow>
          <mo stretchy="false">¬</mo>
          <msub>
            <mi>p</mi>
            <mrow>
              <mi>x</mi>
              <mi>,</mi>
              <mi>t</mi>
              <mi>,</mi>
              <mi>s</mi>
            </mrow>
          </msub>
        </mrow>
        <mo stretchy="false">∨</mo>
        <mrow>
          <mo stretchy="false">¬</mo>
          <msub>
            <mi>p</mi>
            <mrow>
              <mi>y</mi>
              <mi>,</mi>
              <mi>t</mi>
              <mi>'</mi>
              <mi>,</mi>
              <mi>s</mi>
              <mi>'</mi>
            </mrow>
          </msub>
        </mrow>
      </mrow>
    </mrow>
    <annotation encoding="StarMath 5.0">{{}and{}}_{ e }^{ E } 
{{}and{}}_{ x }^{ a(e) } 
{{}and{}}_{ y&lt;&gt;x }^{ a(e) }
{{}and{}}_{ t }^{ T } 
{{}and{}}_{ s }^{ S } 
{{}and{}}_{s'}^{S} 
{{}and{}}_{t'=t-d(y)+1}^{t+d(x)-1}
neg p_{ x,t,s } or neg p_{ y,t',s' } </annotation>
  </semantics>
</math>
</file>

<file path=Object 52/content.xml><?xml version="1.0" encoding="utf-8"?>
<math xmlns="http://www.w3.org/1998/Math/MathML" display="block">
  <semantics>
    <mrow>
      <msubsup>
        <mrow>
          <mrow/>
          <mo stretchy="false">∧</mo>
          <mrow/>
        </mrow>
        <mi>p</mi>
        <mi>P</mi>
      </msubsup>
      <msubsup>
        <mrow>
          <mrow/>
          <mo stretchy="false">∧</mo>
          <mrow/>
        </mrow>
        <mi>x</mi>
        <mrow>
          <mi>b</mi>
          <mrow>
            <mo fence="true" stretchy="false">(</mo>
            <mrow>
              <mi>p</mi>
            </mrow>
            <mo fence="true" stretchy="false">)</mo>
          </mrow>
        </mrow>
      </msubsup>
      <msubsup>
        <mrow>
          <mrow/>
          <mo stretchy="false">∧</mo>
          <mrow/>
        </mrow>
        <mrow>
          <mi>y</mi>
          <mo stretchy="false">≠</mo>
          <mi>x</mi>
        </mrow>
        <mrow>
          <mi>b</mi>
          <mrow>
            <mo fence="true" stretchy="false">(</mo>
            <mrow>
              <mi>p</mi>
            </mrow>
            <mo fence="true" stretchy="false">)</mo>
          </mrow>
        </mrow>
      </msubsup>
      <msubsup>
        <mrow>
          <mrow/>
          <mo stretchy="false">∧</mo>
          <mrow/>
        </mrow>
        <mi>t</mi>
        <mi>T</mi>
      </msubsup>
      <msubsup>
        <mrow>
          <mrow/>
          <mo stretchy="false">∧</mo>
          <mrow/>
        </mrow>
        <mi>s</mi>
        <mi>S</mi>
      </msubsup>
      <msubsup>
        <mrow>
          <mrow/>
          <mo stretchy="false">∧</mo>
          <mrow/>
        </mrow>
        <mrow>
          <mi>s</mi>
          <mi>'</mi>
        </mrow>
        <mi>S</mi>
      </msubsup>
      <msubsup>
        <mrow>
          <mrow/>
          <mo stretchy="false">∧</mo>
          <mrow/>
        </mrow>
        <mrow>
          <mi>t</mi>
          <mrow>
            <mi>'</mi>
            <mo stretchy="false">=</mo>
            <mrow>
              <mi>t</mi>
              <mo stretchy="false">−</mo>
              <mi>d</mi>
            </mrow>
          </mrow>
          <mrow>
            <mrow>
              <mo fence="true" stretchy="false">(</mo>
              <mrow>
                <mi>y</mi>
              </mrow>
              <mo fence="true" stretchy="false">)</mo>
            </mrow>
            <mo stretchy="false">+</mo>
            <mn>1</mn>
          </mrow>
        </mrow>
        <mrow>
          <mrow>
            <mi>t</mi>
            <mo stretchy="false">+</mo>
            <mi>d</mi>
          </mrow>
          <mrow>
            <mrow>
              <mo fence="true" stretchy="false">(</mo>
              <mrow>
                <mi>x</mi>
              </mrow>
              <mo fence="true" stretchy="false">)</mo>
            </mrow>
            <mo stretchy="false">−</mo>
            <mn>1</mn>
          </mrow>
        </mrow>
      </msubsup>
      <mrow>
        <mrow>
          <mo stretchy="false">¬</mo>
          <msub>
            <mi>p</mi>
            <mrow>
              <mi>x</mi>
              <mi>,</mi>
              <mi>t</mi>
              <mi>,</mi>
              <mi>s</mi>
            </mrow>
          </msub>
        </mrow>
        <mo stretchy="false">∨</mo>
        <mrow>
          <mo stretchy="false">¬</mo>
          <msub>
            <mi>p</mi>
            <mrow>
              <mi>y</mi>
              <mi>,</mi>
              <mi>t</mi>
              <mi>'</mi>
              <mi>,</mi>
              <mi>s</mi>
              <mi>'</mi>
            </mrow>
          </msub>
        </mrow>
      </mrow>
    </mrow>
    <annotation encoding="StarMath 5.0">{{}and{}}_{ p }^{ P } 
{{}and{}}_{ x }^{ b(p) } 
{{}and{}}_{ y&lt;&gt;x }^{ b(p) }
{{}and{}}_{ t }^{ T } 
{{}and{}}_{ s }^{ S } 
{{}and{}}_{s'}^{S} 
{{}and{}}_{t'=t-d(y)+1}^{t+d(x)-1} 
neg p_{ x,t,s } or neg p_{ y,t',s' } 
</annotation>
  </semantics>
</math>
</file>

<file path=Object 53/content.xml><?xml version="1.0" encoding="utf-8"?>
<math xmlns="http://www.w3.org/1998/Math/MathML" display="block">
  <semantics>
    <mrow>
      <msubsup>
        <mrow>
          <mrow/>
          <mo stretchy="false">∧</mo>
          <mrow/>
        </mrow>
        <mrow>
          <mo fence="true" stretchy="false">(</mo>
          <mrow>
            <mrow>
              <msubsup>
                <mi>d</mi>
                <mn>1</mn>
                <mi>i</mi>
              </msubsup>
              <mi>,</mi>
              <msubsup>
                <mi>d</mi>
                <mn>2</mn>
                <mi>i</mi>
              </msubsup>
            </mrow>
          </mrow>
          <mo fence="true" stretchy="false">)</mo>
        </mrow>
        <mi>I</mi>
      </msubsup>
      <msubsup>
        <mrow>
          <mrow/>
          <mo stretchy="false">∧</mo>
          <mrow/>
        </mrow>
        <mi>x</mi>
        <mi>X</mi>
      </msubsup>
      <msubsup>
        <mrow>
          <mrow/>
          <mo stretchy="false">∧</mo>
          <mrow/>
        </mrow>
        <mi>s</mi>
        <mi>S</mi>
      </msubsup>
      <msubsup>
        <mrow>
          <mrow/>
          <mo stretchy="false">∧</mo>
          <mrow/>
        </mrow>
        <mrow>
          <mi>t</mi>
          <mo stretchy="false">=</mo>
          <msubsup>
            <mi>d</mi>
            <mn>1</mn>
            <mi>i</mi>
          </msubsup>
        </mrow>
        <msubsup>
          <mi>d</mi>
          <mn>2</mn>
          <mi>i</mi>
        </msubsup>
      </msubsup>
      <mrow>
        <mo stretchy="false">¬</mo>
        <msub>
          <mi>p</mi>
          <mrow>
            <mi>x</mi>
            <mi>,</mi>
            <mi>t</mi>
            <mi>,</mi>
            <mi>s</mi>
          </mrow>
        </msub>
      </mrow>
    </mrow>
    <annotation encoding="StarMath 5.0">{{}and{}}_{(d_1^i,d_2^i)}^{I}
{{}and{}}_{x}^{X}
{{}and{}}_{s}^{S}
{{}and{}}_{t=d_1^i}^{d_2^i}
neg p_{ x,t,s }</annotation>
  </semantics>
</math>
</file>

<file path=Object 54/content.xml><?xml version="1.0" encoding="utf-8"?>
<math xmlns="http://www.w3.org/1998/Math/MathML" display="block">
  <semantics>
    <mrow>
      <msubsup>
        <mrow>
          <mrow/>
          <mo stretchy="false">∧</mo>
          <mrow/>
        </mrow>
        <mrow>
          <mo fence="true" stretchy="false">(</mo>
          <mrow>
            <mrow>
              <msubsup>
                <mi>d</mi>
                <mn>1</mn>
                <mi>i</mi>
              </msubsup>
              <mi>,</mi>
              <msubsup>
                <mi>d</mi>
                <mn>2</mn>
                <mi>i</mi>
              </msubsup>
            </mrow>
          </mrow>
          <mo fence="true" stretchy="false">)</mo>
        </mrow>
        <mi>I</mi>
      </msubsup>
      <msubsup>
        <mrow>
          <mrow/>
          <mo stretchy="false">∧</mo>
          <mrow/>
        </mrow>
        <mi>x</mi>
        <mi>X</mi>
      </msubsup>
      <msubsup>
        <mrow>
          <mrow/>
          <mo stretchy="false">∧</mo>
          <mrow/>
        </mrow>
        <mi>s</mi>
        <mi>S</mi>
      </msubsup>
      <msubsup>
        <mrow>
          <mrow/>
          <mo stretchy="false">∧</mo>
          <mrow/>
        </mrow>
        <mrow>
          <mrow>
            <mi>t</mi>
            <mo stretchy="false">=</mo>
            <mrow>
              <msubsup>
                <mi>d</mi>
                <mn>1</mn>
                <mi>i</mi>
              </msubsup>
              <mo stretchy="false">−</mo>
              <mi>d</mi>
            </mrow>
          </mrow>
          <mrow>
            <mrow>
              <mo fence="true" stretchy="false">(</mo>
              <mrow>
                <mi>x</mi>
              </mrow>
              <mo fence="true" stretchy="false">)</mo>
            </mrow>
            <mo stretchy="false">+</mo>
            <mn>1</mn>
          </mrow>
        </mrow>
        <mrow>
          <msub>
            <mi>d</mi>
            <mn>1</mn>
          </msub>
          <mo stretchy="false">−</mo>
          <mn>1</mn>
        </mrow>
      </msubsup>
      <mrow>
        <mo stretchy="false">¬</mo>
        <msub>
          <mi>p</mi>
          <mrow>
            <mi>x</mi>
            <mi>,</mi>
            <mi>t</mi>
            <mi>,</mi>
            <mi>s</mi>
          </mrow>
        </msub>
      </mrow>
    </mrow>
    <annotation encoding="StarMath 5.0">{{}and{}}_{(d_1^i,d_2^i)}^{I}
{{}and{}}_{x}^{X}
{{}and{}}_{s}^{S}
{{}and{}}_{t=d_1^i-d(x)+1}^{d_1-1}
neg p_{ x,t,s }</annotation>
  </semantics>
</math>
</file>

<file path=Object 55/content.xml><?xml version="1.0" encoding="utf-8"?>
<math xmlns="http://www.w3.org/1998/Math/MathML" display="block">
  <semantics>
    <mrow>
      <msubsup>
        <mrow>
          <mrow/>
          <mo stretchy="false">∧</mo>
          <mrow/>
        </mrow>
        <mrow>
          <mo fence="true" stretchy="false">(</mo>
          <mrow>
            <mrow>
              <msubsup>
                <mi>d</mi>
                <mn>1</mn>
                <mi>i</mi>
              </msubsup>
              <mi>,</mi>
              <msubsup>
                <mi>d</mi>
                <mn>2</mn>
                <mi>i</mi>
              </msubsup>
            </mrow>
          </mrow>
          <mo fence="true" stretchy="false">)</mo>
        </mrow>
        <mi>I</mi>
      </msubsup>
      <msubsup>
        <mrow>
          <mrow/>
          <mo stretchy="false">∧</mo>
          <mrow/>
        </mrow>
        <mi>x</mi>
        <mi>X</mi>
      </msubsup>
      <msubsup>
        <mrow>
          <mrow/>
          <mo stretchy="false">∧</mo>
          <mrow/>
        </mrow>
        <mi>s</mi>
        <mi>S</mi>
      </msubsup>
      <msubsup>
        <mrow>
          <mrow/>
          <mo stretchy="false">∧</mo>
          <mrow/>
        </mrow>
        <mrow>
          <mrow>
            <mi>t</mi>
            <mo stretchy="false">=</mo>
            <mrow>
              <msubsup>
                <mi>d</mi>
                <mn>1</mn>
                <mi>i</mi>
              </msubsup>
              <mo stretchy="false">−</mo>
              <mi>d</mi>
            </mrow>
          </mrow>
          <mrow>
            <mrow>
              <mo fence="true" stretchy="false">(</mo>
              <mrow>
                <mi>x</mi>
              </mrow>
              <mo fence="true" stretchy="false">)</mo>
            </mrow>
            <mo stretchy="false">+</mo>
            <mn>1</mn>
          </mrow>
        </mrow>
        <msubsup>
          <mi>d</mi>
          <mn>2</mn>
          <mi>i</mi>
        </msubsup>
      </msubsup>
      <mrow>
        <mo stretchy="false">¬</mo>
        <msub>
          <mi>p</mi>
          <mrow>
            <mi>x</mi>
            <mi>,</mi>
            <mi>t</mi>
            <mi>,</mi>
            <mi>s</mi>
          </mrow>
        </msub>
      </mrow>
    </mrow>
    <annotation encoding="StarMath 5.0">{{}and{}}_{(d_1^i,d_2^i)}^{I}
{{}and{}}_{x}^{X}
{{}and{}}_{s}^{S}
{{}and{}}_{t=d_1^i-d(x)+1}^{d_2^i}
neg p_{ x,t,s }</annotation>
  </semantics>
</math>
</file>

<file path=Object 6/content.xml><?xml version="1.0" encoding="utf-8"?>
<math xmlns="http://www.w3.org/1998/Math/MathML" display="block">
  <semantics>
    <mrow>
      <msub>
        <mi>x</mi>
        <mn>1</mn>
      </msub>
      <mo stretchy="false">=</mo>
      <mrow>
        <msub>
          <mi>x</mi>
          <mn>2</mn>
        </msub>
        <mo stretchy="false">∧</mo>
        <msub>
          <mi>s</mi>
          <mn>1</mn>
        </msub>
      </mrow>
      <mo stretchy="false">=</mo>
      <msub>
        <mi>s</mi>
        <mn>2</mn>
      </msub>
    </mrow>
    <annotation encoding="StarMath 5.0">x_{1} = x_{2} and s_{1} = s_{2}</annotation>
  </semantics>
</math>
</file>

<file path=Object 7/content.xml><?xml version="1.0" encoding="utf-8"?>
<math xmlns="http://www.w3.org/1998/Math/MathML" display="block">
  <semantics>
    <msub>
      <mi>p</mi>
      <mn>0,0,0</mn>
    </msub>
    <annotation encoding="StarMath 5.0">p_{ 0,0,0 }</annotation>
  </semantics>
</math>
</file>

<file path=Object 8/content.xml><?xml version="1.0" encoding="utf-8"?>
<math xmlns="http://www.w3.org/1998/Math/MathML" display="block">
  <semantics>
    <mrow>
      <mrow>
        <msub>
          <mi>x</mi>
          <mn>1</mn>
        </msub>
        <mo stretchy="false">∈</mo>
        <mi>a</mi>
      </mrow>
      <mrow>
        <mrow>
          <mrow>
            <mo fence="true" stretchy="false">(</mo>
            <mrow>
              <mi>e</mi>
            </mrow>
            <mo fence="true" stretchy="false">)</mo>
          </mrow>
          <mo stretchy="false">∧</mo>
          <msub>
            <mi>x</mi>
            <mn>2</mn>
          </msub>
        </mrow>
        <mo stretchy="false">∈</mo>
        <mi>a</mi>
      </mrow>
      <mrow>
        <mrow>
          <mo fence="true" stretchy="false">(</mo>
          <mrow>
            <mi>e</mi>
          </mrow>
          <mo fence="true" stretchy="false">)</mo>
        </mrow>
        <mo stretchy="false">∧</mo>
        <mi>μ</mi>
      </mrow>
      <mrow>
        <mrow>
          <mo fence="true" stretchy="false">(</mo>
          <mrow>
            <msub>
              <mi>x</mi>
              <mn>1</mn>
            </msub>
          </mrow>
          <mo fence="true" stretchy="false">)</mo>
        </mrow>
        <mo stretchy="false">=</mo>
        <mrow>
          <mrow>
            <mo fence="true" stretchy="false">(</mo>
            <mrow>
              <mrow>
                <msub>
                  <mi>s</mi>
                  <mn>1</mn>
                </msub>
                <mi>,</mi>
                <mi>t</mi>
              </mrow>
            </mrow>
            <mo fence="true" stretchy="false">)</mo>
          </mrow>
          <mo stretchy="false">∧</mo>
          <mi>μ</mi>
        </mrow>
      </mrow>
      <mrow>
        <mrow>
          <mo fence="true" stretchy="false">(</mo>
          <mrow>
            <msub>
              <mi>x</mi>
              <mn>2</mn>
            </msub>
          </mrow>
          <mo fence="true" stretchy="false">)</mo>
        </mrow>
        <mo stretchy="false">=</mo>
        <mrow>
          <mo fence="true" stretchy="false">(</mo>
          <mrow>
            <mrow>
              <msub>
                <mi>s</mi>
                <mn>2</mn>
              </msub>
              <mi>,</mi>
              <mi>t</mi>
            </mrow>
          </mrow>
          <mo fence="true" stretchy="false">)</mo>
        </mrow>
      </mrow>
    </mrow>
    <annotation encoding="StarMath 5.0">x_1 in a( e ) and x_2 in a( e ) and μ( x_1 )=( s_1 ,t ) and μ( x_2 )=( s_2 ,t )</annotation>
  </semantics>
</math>
</file>

<file path=Object 9/content.xml><?xml version="1.0" encoding="utf-8"?>
<math xmlns="http://www.w3.org/1998/Math/MathML" display="block">
  <semantics>
    <mrow>
      <mo stretchy="false">∀</mo>
      <mrow>
        <mi>p</mi>
        <mo stretchy="false">∈</mo>
        <mi>P</mi>
      </mrow>
      <mi>,</mi>
      <mo stretchy="false">∀</mo>
      <msub>
        <mi>x</mi>
        <mn>1</mn>
      </msub>
      <mi>,</mi>
      <mrow>
        <msub>
          <mi>x</mi>
          <mn>2</mn>
        </msub>
        <mo stretchy="false">∈</mo>
        <mi>X</mi>
      </mrow>
      <mi>,</mi>
      <mo stretchy="false">∀</mo>
      <mrow>
        <mi>t</mi>
        <mo stretchy="false">∈</mo>
        <mrow>
          <mo fence="true" stretchy="false">(</mo>
          <mrow>
            <mrow>
              <mn>1.</mn>
              <mn>.</mn>
              <mi>T</mi>
            </mrow>
          </mrow>
          <mo fence="true" stretchy="false">)</mo>
        </mrow>
      </mrow>
    </mrow>
    <annotation encoding="StarMath 5.0">forall p in P, forall x_1 ,x_2 in X, forall t in (1..T)</annotation>
  </semantics>
</math>
</file>